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9571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5819in"/>
    </style:style>
    <style:style style:name="co10" style:family="table-column">
      <style:table-column-properties fo:break-before="auto" style:column-width="1.3681in"/>
    </style:style>
    <style:style style:name="co11" style:family="table-column">
      <style:table-column-properties fo:break-before="auto" style:column-width="1.2244in"/>
    </style:style>
    <style:style style:name="co12" style:family="table-column">
      <style:table-column-properties fo:break-before="auto" style:column-width="1.4299in"/>
    </style:style>
    <style:style style:name="co13" style:family="table-column">
      <style:table-column-properties fo:break-before="auto" style:column-width="0.878in"/>
    </style:style>
    <style:style style:name="co14" style:family="table-column">
      <style:table-column-properties fo:break-before="auto" style:column-width="0.9161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1.348in"/>
    </style:style>
    <style:style style:name="co17" style:family="table-column">
      <style:table-column-properties fo:break-before="auto" style:column-width="1.3583in"/>
    </style:style>
    <style:style style:name="co19" style:family="table-column">
      <style:table-column-properties fo:break-before="auto" style:column-width="1.9425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82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20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48:RESULTS.A59 RESULTS.B48: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48:RESULTS.A59 RESULTS.C48:RESULTS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ce24"/>
        <table:table-column table:style-name="co14" table:default-cell-style-name="Default"/>
        <table:table-column table:style-name="co7" table:default-cell-style-name="Default"/>
        <table:table-column table:style-name="co13" table:default-cell-style-name="ce24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number-columns-repeated="39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20" office:value-type="string" calcext:value-type="string" table:number-columns-spanned="18" table:number-rows-spanned="1">
            <text:p>Relative improvement over the best result of heuristics averaged over 22 instances</text:p>
          </table:table-cell>
          <table:covered-table-cell table:number-columns-repeated="2" table:style-name="ce20"/>
          <table:covered-table-cell table:style-name="ce26"/>
          <table:covered-table-cell table:number-columns-repeated="5" table:style-name="ce20"/>
          <table:covered-table-cell table:style-name="ce26"/>
          <table:covered-table-cell table:number-columns-repeated="2" table:style-name="ce20"/>
          <table:covered-table-cell table:style-name="ce26"/>
          <table:covered-table-cell table:number-columns-repeated="5" table:style-name="ce20"/>
          <table:table-cell table:style-name="ce131" table:number-columns-repeated="33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6" office:value-type="string" calcext:value-type="string">
            <text:p>a280</text:p>
          </table:table-cell>
          <table:table-cell table:style-name="ce16" office:value-type="string" calcext:value-type="string">
            <text:p>d493</text:p>
          </table:table-cell>
          <table:table-cell table:style-name="ce16" office:value-type="string" calcext:value-type="string">
            <text:p>fl417</text:p>
          </table:table-cell>
          <table:table-cell table:style-name="ce16" office:value-type="string" calcext:value-type="string">
            <text:p>gil262</text:p>
          </table:table-cell>
          <table:table-cell table:style-name="ce16" office:value-type="string" calcext:value-type="string">
            <text:p>gr202</text:p>
          </table:table-cell>
          <table:table-cell table:style-name="ce16" office:value-type="string" calcext:value-type="string">
            <text:p>gr229</text:p>
          </table:table-cell>
          <table:table-cell table:style-name="ce16" office:value-type="string" calcext:value-type="string">
            <text:p>gr431</text:p>
            <text:p/>
          </table:table-cell>
          <table:table-cell table:style-name="ce16" office:value-type="string" calcext:value-type="string">
            <text:p>kroA200</text:p>
          </table:table-cell>
          <table:table-cell table:style-name="ce16" office:value-type="string" calcext:value-type="string">
            <text:p>kroB200</text:p>
          </table:table-cell>
          <table:table-cell table:style-name="ce16" office:value-type="string" calcext:value-type="string">
            <text:p>lin318</text:p>
          </table:table-cell>
          <table:table-cell table:style-name="ce16" office:value-type="string" calcext:value-type="string">
            <text:p>pcb442</text:p>
          </table:table-cell>
          <table:table-cell table:style-name="ce16" office:value-type="string" calcext:value-type="string">
            <text:p>pr226</text:p>
          </table:table-cell>
          <table:table-cell table:style-name="ce16" office:value-type="string" calcext:value-type="string">
            <text:p>pr264</text:p>
          </table:table-cell>
          <table:table-cell table:style-name="ce16" office:value-type="string" calcext:value-type="string">
            <text:p>pr299</text:p>
          </table:table-cell>
          <table:table-cell table:style-name="ce16" office:value-type="string" calcext:value-type="string">
            <text:p>pr439</text:p>
          </table:table-cell>
          <table:table-cell table:style-name="ce16" office:value-type="string" calcext:value-type="string">
            <text:p>rd400</text:p>
          </table:table-cell>
          <table:table-cell table:style-name="ce16" office:value-type="string" calcext:value-type="string">
            <text:p>ts225</text:p>
          </table:table-cell>
          <table:table-cell table:style-name="ce16" office:value-type="string" calcext:value-type="string">
            <text:p>tsp225</text:p>
          </table:table-cell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7" office:value-type="float" office:value="2586.76964756316" calcext:value-type="float">
            <text:p>2586.76964756316</text:p>
          </table:table-cell>
          <table:table-cell table:style-name="ce16" table:number-columns-repeated="3"/>
          <table:table-cell table:style-name="ce17" office:value-type="float" office:value="40107.0670627768" calcext:value-type="float">
            <text:p>40107.0670627768</text:p>
          </table:table-cell>
          <table:table-cell table:style-name="ce16" table:number-columns-repeated="5"/>
          <table:table-cell table:style-name="ce17" office:value-type="float" office:value="50783.5475137353" calcext:value-type="float">
            <text:p>50783.5475137353</text:p>
          </table:table-cell>
          <table:table-cell table:style-name="ce16" table:number-columns-repeated="7"/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table:style-name="ce16" office:value-type="float" office:value="2823.57550041178" calcext:value-type="float">
            <text:p>2823.57550041178</text:p>
          </table:table-cell>
          <table:table-cell table:style-name="ce16" office:value-type="float" office:value="37168.2520500498" calcext:value-type="float">
            <text:p>37168.2520500498</text:p>
          </table:table-cell>
          <table:table-cell table:style-name="ce16" office:value-type="float" office:value="12163.0454825405" calcext:value-type="float">
            <text:p>12163.0454825405</text:p>
          </table:table-cell>
          <table:table-cell table:style-name="ce16" office:value-type="float" office:value="2508.44270697653" calcext:value-type="float">
            <text:p>2508.44270697653</text:p>
          </table:table-cell>
          <table:table-cell table:style-name="ce16" office:value-type="float" office:value="42075.4847699761" calcext:value-type="float">
            <text:p>42075.4847699761</text:p>
          </table:table-cell>
          <table:table-cell table:style-name="ce16" office:value-type="float" office:value="140095.067486166" calcext:value-type="float">
            <text:p>140095.067486166</text:p>
          </table:table-cell>
          <table:table-cell table:style-name="ce16" office:value-type="float" office:value="180477.786893014" calcext:value-type="float">
            <text:p>180477.786893014</text:p>
          </table:table-cell>
          <table:table-cell table:style-name="ce16" office:value-type="float" office:value="30324.3486861728" calcext:value-type="float">
            <text:p>30324.3486861728</text:p>
          </table:table-cell>
          <table:table-cell table:style-name="ce16" office:value-type="float" office:value="30448.5202488339" calcext:value-type="float">
            <text:p>30448.5202488339</text:p>
          </table:table-cell>
          <table:table-cell table:style-name="ce16" office:value-type="float" office:value="44274.8687342631" calcext:value-type="float">
            <text:p>44274.8687342631</text:p>
          </table:table-cell>
          <table:table-cell table:style-name="ce16" office:value-type="float" office:value="55478.2262631986" calcext:value-type="float">
            <text:p>55478.2262631986</text:p>
          </table:table-cell>
          <table:table-cell table:style-name="ce16" office:value-type="float" office:value="80894.6080758516" calcext:value-type="float">
            <text:p>80894.6080758516</text:p>
          </table:table-cell>
          <table:table-cell table:style-name="ce16" office:value-type="float" office:value="53611.3002678582" calcext:value-type="float">
            <text:p>53611.3002678582</text:p>
          </table:table-cell>
          <table:table-cell table:style-name="ce16" office:value-type="float" office:value="50728.1545845045" calcext:value-type="float">
            <text:p>50728.1545845045</text:p>
          </table:table-cell>
          <table:table-cell table:style-name="ce16" office:value-type="float" office:value="112772.500705695" calcext:value-type="float">
            <text:p>112772.500705695</text:p>
          </table:table-cell>
          <table:table-cell table:style-name="ce16" office:value-type="float" office:value="16173.0355226808" calcext:value-type="float">
            <text:p>16173.0355226808</text:p>
          </table:table-cell>
          <table:table-cell table:style-name="ce16" office:value-type="float" office:value="133523.722822265" calcext:value-type="float">
            <text:p>133523.722822265</text:p>
          </table:table-cell>
          <table:table-cell table:style-name="ce16" office:value-type="float" office:value="4103.31582730153" calcext:value-type="float">
            <text:p>4103.31582730153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6" table:number-columns-repeated="3"/>
          <table:table-cell table:style-name="ce26"/>
          <table:table-cell table:style-name="ce16" table:number-columns-repeated="5"/>
          <table:table-cell table:style-name="ce26"/>
          <table:table-cell table:style-name="ce16" table:number-columns-repeated="2"/>
          <table:table-cell table:style-name="ce26"/>
          <table:table-cell table:style-name="ce16" table:number-columns-repeated="5"/>
          <table:table-cell table:style-name="ce131" table:number-columns-repeated="33"/>
          <table:table-cell table:number-columns-repeated="6"/>
        </table:table-row>
        <table:table-row table:style-name="ro6">
          <table:table-cell table:style-name="ce7" table:number-columns-repeated="3"/>
          <table:table-cell table:style-name="ce18" office:value-type="string" calcext:value-type="string" table:number-columns-spanned="18" table:number-rows-spanned="1">
            <text:p>Absolute values</text:p>
          </table:table-cell>
          <table:covered-table-cell table:number-columns-repeated="2" table:style-name="ce7"/>
          <table:covered-table-cell table:style-name="ce26"/>
          <table:covered-table-cell table:number-columns-repeated="5" table:style-name="ce7"/>
          <table:covered-table-cell table:style-name="ce26"/>
          <table:covered-table-cell table:number-columns-repeated="2" table:style-name="ce7"/>
          <table:covered-table-cell table:style-name="ce26"/>
          <table:covered-table-cell table:number-columns-repeated="5" table:style-name="ce7"/>
          <table:table-cell table:style-name="ce61" table:number-columns-repeated="3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number-columns-repeated="2"/>
          <table:table-cell office:value-type="float" office:value="2869.8821352458" calcext:value-type="float">
            <text:p>2869.8821352458</text:p>
          </table:table-cell>
          <table:table-cell office:value-type="float" office:value="40665.8268942019" calcext:value-type="float">
            <text:p>40665.8268942019</text:p>
          </table:table-cell>
          <table:table-cell office:value-type="float" office:value="14028.5243456116" calcext:value-type="float">
            <text:p>14028.5243456116</text:p>
          </table:table-cell>
          <table:table-cell table:style-name="Default" office:value-type="float" office:value="2632.57744599163" calcext:value-type="float">
            <text:p>2632.57744599163</text:p>
          </table:table-cell>
          <table:table-cell office:value-type="float" office:value="44064.6358344707" calcext:value-type="float">
            <text:p>44064.6358344707</text:p>
          </table:table-cell>
          <table:table-cell office:value-type="float" office:value="150678.104755486" calcext:value-type="float">
            <text:p>150678.104755486</text:p>
          </table:table-cell>
          <table:table-cell office:value-type="float" office:value="202624.840773426" calcext:value-type="float">
            <text:p>202624.840773426</text:p>
          </table:table-cell>
          <table:table-cell office:value-type="float" office:value="32595.716130302" calcext:value-type="float">
            <text:p>32595.716130302</text:p>
          </table:table-cell>
          <table:table-cell office:value-type="float" office:value="32585.6756034167" calcext:value-type="float">
            <text:p>32585.6756034167</text:p>
          </table:table-cell>
          <table:table-cell table:style-name="Default" office:value-type="float" office:value="47413.7482739641" calcext:value-type="float">
            <text:p>47413.7482739641</text:p>
          </table:table-cell>
          <table:table-cell office:value-type="float" office:value="58634.3521292162" calcext:value-type="float">
            <text:p>58634.3521292162</text:p>
          </table:table-cell>
          <table:table-cell office:value-type="float" office:value="87196.6961832768" calcext:value-type="float">
            <text:p>87196.6961832768</text:p>
          </table:table-cell>
          <table:table-cell table:style-name="Default" office:value-type="float" office:value="54805.9302669005" calcext:value-type="float">
            <text:p>54805.9302669005</text:p>
          </table:table-cell>
          <table:table-cell office:value-type="float" office:value="54928.7735360708" calcext:value-type="float">
            <text:p>54928.7735360708</text:p>
          </table:table-cell>
          <table:table-cell office:value-type="float" office:value="128277.166419601" calcext:value-type="float">
            <text:p>128277.166419601</text:p>
          </table:table-cell>
          <table:table-cell office:value-type="float" office:value="17983.9140348932" calcext:value-type="float">
            <text:p>17983.9140348932</text:p>
          </table:table-cell>
          <table:table-cell office:value-type="float" office:value="133530.39342562" calcext:value-type="float">
            <text:p>133530.39342562</text:p>
          </table:table-cell>
          <table:table-cell office:value-type="float" office:value="4269.80826725729" calcext:value-type="float">
            <text:p>4269.80826725729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number-columns-repeated="2"/>
          <table:table-cell office:value-type="float" office:value="2872.85241577559" calcext:value-type="float">
            <text:p>2872.85241577559</text:p>
          </table:table-cell>
          <table:table-cell office:value-type="float" office:value="41163.8122535417" calcext:value-type="float">
            <text:p>41163.8122535417</text:p>
          </table:table-cell>
          <table:table-cell office:value-type="float" office:value="13728.7532511524" calcext:value-type="float">
            <text:p>13728.7532511524</text:p>
          </table:table-cell>
          <table:table-cell table:style-name="Default" office:value-type="float" office:value="2583.6669006586" calcext:value-type="float">
            <text:p>2583.6669006586</text:p>
          </table:table-cell>
          <table:table-cell office:value-type="float" office:value="44601.1089895403" calcext:value-type="float">
            <text:p>44601.1089895403</text:p>
          </table:table-cell>
          <table:table-cell office:value-type="float" office:value="150207.938080424" calcext:value-type="float">
            <text:p>150207.938080424</text:p>
          </table:table-cell>
          <table:table-cell office:value-type="float" office:value="204795.992921894" calcext:value-type="float">
            <text:p>204795.992921894</text:p>
          </table:table-cell>
          <table:table-cell office:value-type="float" office:value="31972.1825046716" calcext:value-type="float">
            <text:p>31972.1825046716</text:p>
          </table:table-cell>
          <table:table-cell office:value-type="float" office:value="33335.3744254233" calcext:value-type="float">
            <text:p>33335.3744254233</text:p>
          </table:table-cell>
          <table:table-cell table:style-name="Default" office:value-type="float" office:value="48361.801280631" calcext:value-type="float">
            <text:p>48361.801280631</text:p>
          </table:table-cell>
          <table:table-cell office:value-type="float" office:value="58553.0947413995" calcext:value-type="float">
            <text:p>58553.0947413995</text:p>
          </table:table-cell>
          <table:table-cell office:value-type="float" office:value="87820.7008007402" calcext:value-type="float">
            <text:p>87820.7008007402</text:p>
          </table:table-cell>
          <table:table-cell table:style-name="Default" office:value-type="float" office:value="54903.4388957764" calcext:value-type="float">
            <text:p>54903.4388957764</text:p>
          </table:table-cell>
          <table:table-cell office:value-type="float" office:value="55018.215906483" calcext:value-type="float">
            <text:p>55018.215906483</text:p>
          </table:table-cell>
          <table:table-cell office:value-type="float" office:value="127260.880698869" calcext:value-type="float">
            <text:p>127260.880698869</text:p>
          </table:table-cell>
          <table:table-cell office:value-type="float" office:value="18131.9486864148" calcext:value-type="float">
            <text:p>18131.9486864148</text:p>
          </table:table-cell>
          <table:table-cell office:value-type="float" office:value="130344.805887314" calcext:value-type="float">
            <text:p>130344.805887314</text:p>
          </table:table-cell>
          <table:table-cell office:value-type="float" office:value="4379.58353238579" calcext:value-type="float">
            <text:p>4379.58353238579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number-columns-repeated="2"/>
          <table:table-cell office:value-type="float" office:value="2870.34596371611" calcext:value-type="float">
            <text:p>2870.34596371611</text:p>
          </table:table-cell>
          <table:table-cell office:value-type="float" office:value="39668.916084593" calcext:value-type="float">
            <text:p>39668.916084593</text:p>
          </table:table-cell>
          <table:table-cell office:value-type="float" office:value="13782.9191654628" calcext:value-type="float">
            <text:p>13782.9191654628</text:p>
          </table:table-cell>
          <table:table-cell table:style-name="Default" office:value-type="float" office:value="2629.4404707338" calcext:value-type="float">
            <text:p>2629.4404707338</text:p>
          </table:table-cell>
          <table:table-cell office:value-type="float" office:value="44325.8179836405" calcext:value-type="float">
            <text:p>44325.8179836405</text:p>
          </table:table-cell>
          <table:table-cell office:value-type="float" office:value="149470.567650286" calcext:value-type="float">
            <text:p>149470.567650286</text:p>
          </table:table-cell>
          <table:table-cell office:value-type="float" office:value="202047.829527994" calcext:value-type="float">
            <text:p>202047.829527994</text:p>
          </table:table-cell>
          <table:table-cell office:value-type="float" office:value="32318.7118279414" calcext:value-type="float">
            <text:p>32318.7118279414</text:p>
          </table:table-cell>
          <table:table-cell office:value-type="float" office:value="33323.33747033" calcext:value-type="float">
            <text:p>33323.33747033</text:p>
          </table:table-cell>
          <table:table-cell table:style-name="Default" office:value-type="float" office:value="47029.4513159644" calcext:value-type="float">
            <text:p>47029.4513159644</text:p>
          </table:table-cell>
          <table:table-cell office:value-type="float" office:value="58069.0181542862" calcext:value-type="float">
            <text:p>58069.0181542862</text:p>
          </table:table-cell>
          <table:table-cell office:value-type="float" office:value="88355.6804505504" calcext:value-type="float">
            <text:p>88355.6804505504</text:p>
          </table:table-cell>
          <table:table-cell table:style-name="Default" office:value-type="float" office:value="53866.5601203196" calcext:value-type="float">
            <text:p>53866.5601203196</text:p>
          </table:table-cell>
          <table:table-cell office:value-type="float" office:value="54597.9138454062" calcext:value-type="float">
            <text:p>54597.9138454062</text:p>
          </table:table-cell>
          <table:table-cell office:value-type="float" office:value="125484.985767889" calcext:value-type="float">
            <text:p>125484.985767889</text:p>
          </table:table-cell>
          <table:table-cell office:value-type="float" office:value="17858.2487167208" calcext:value-type="float">
            <text:p>17858.2487167208</text:p>
          </table:table-cell>
          <table:table-cell office:value-type="float" office:value="130516.090895623" calcext:value-type="float">
            <text:p>130516.090895623</text:p>
          </table:table-cell>
          <table:table-cell office:value-type="float" office:value="4231.75996530066" calcext:value-type="float">
            <text:p>4231.75996530066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number-columns-repeated="2"/>
          <table:table-cell office:value-type="float" office:value="2953.60081658424" calcext:value-type="float">
            <text:p>2953.60081658424</text:p>
          </table:table-cell>
          <table:table-cell office:value-type="float" office:value="41070.7477627688" calcext:value-type="float">
            <text:p>41070.7477627688</text:p>
          </table:table-cell>
          <table:table-cell office:value-type="float" office:value="13498.1938445507" calcext:value-type="float">
            <text:p>13498.1938445507</text:p>
          </table:table-cell>
          <table:table-cell table:style-name="Default" office:value-type="float" office:value="2653.59335870226" calcext:value-type="float">
            <text:p>2653.59335870226</text:p>
          </table:table-cell>
          <table:table-cell office:value-type="float" office:value="44686.0186310933" calcext:value-type="float">
            <text:p>44686.0186310933</text:p>
          </table:table-cell>
          <table:table-cell office:value-type="float" office:value="153548.738818466" calcext:value-type="float">
            <text:p>153548.738818466</text:p>
          </table:table-cell>
          <table:table-cell office:value-type="float" office:value="201623.035720944" calcext:value-type="float">
            <text:p>201623.035720944</text:p>
          </table:table-cell>
          <table:table-cell office:value-type="float" office:value="32116.7901367728" calcext:value-type="float">
            <text:p>32116.7901367728</text:p>
          </table:table-cell>
          <table:table-cell office:value-type="float" office:value="33508.6421302072" calcext:value-type="float">
            <text:p>33508.6421302072</text:p>
          </table:table-cell>
          <table:table-cell table:style-name="Default" office:value-type="float" office:value="47768.6656105752" calcext:value-type="float">
            <text:p>47768.6656105752</text:p>
          </table:table-cell>
          <table:table-cell office:value-type="float" office:value="59091.3141958408" calcext:value-type="float">
            <text:p>59091.3141958408</text:p>
          </table:table-cell>
          <table:table-cell office:value-type="float" office:value="87658.0858452147" calcext:value-type="float">
            <text:p>87658.0858452147</text:p>
          </table:table-cell>
          <table:table-cell table:style-name="Default" office:value-type="float" office:value="54672.2436876109" calcext:value-type="float">
            <text:p>54672.2436876109</text:p>
          </table:table-cell>
          <table:table-cell office:value-type="float" office:value="54726.9114190553" calcext:value-type="float">
            <text:p>54726.9114190553</text:p>
          </table:table-cell>
          <table:table-cell office:value-type="float" office:value="128499.264603518" calcext:value-type="float">
            <text:p>128499.264603518</text:p>
          </table:table-cell>
          <table:table-cell office:value-type="float" office:value="18060.7983155831" calcext:value-type="float">
            <text:p>18060.7983155831</text:p>
          </table:table-cell>
          <table:table-cell office:value-type="float" office:value="132536.803211843" calcext:value-type="float">
            <text:p>132536.803211843</text:p>
          </table:table-cell>
          <table:table-cell office:value-type="float" office:value="4372.75073979721" calcext:value-type="float">
            <text:p>4372.75073979721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number-columns-repeated="2"/>
          <table:table-cell office:value-type="float" office:value="2939.17729231865" calcext:value-type="float">
            <text:p>2939.17729231865</text:p>
          </table:table-cell>
          <table:table-cell office:value-type="float" office:value="40211.8312418986" calcext:value-type="float">
            <text:p>40211.8312418986</text:p>
          </table:table-cell>
          <table:table-cell office:value-type="float" office:value="13463.3230505059" calcext:value-type="float">
            <text:p>13463.3230505059</text:p>
          </table:table-cell>
          <table:table-cell table:style-name="Default" office:value-type="float" office:value="2641.68121726887" calcext:value-type="float">
            <text:p>2641.68121726887</text:p>
          </table:table-cell>
          <table:table-cell office:value-type="float" office:value="44744.106798951" calcext:value-type="float">
            <text:p>44744.106798951</text:p>
          </table:table-cell>
          <table:table-cell office:value-type="float" office:value="152613.395663092" calcext:value-type="float">
            <text:p>152613.395663092</text:p>
          </table:table-cell>
          <table:table-cell office:value-type="float" office:value="203596.1057947" calcext:value-type="float">
            <text:p>203596.1057947</text:p>
          </table:table-cell>
          <table:table-cell office:value-type="float" office:value="31960.9490710158" calcext:value-type="float">
            <text:p>31960.9490710158</text:p>
          </table:table-cell>
          <table:table-cell office:value-type="float" office:value="33429.4879707365" calcext:value-type="float">
            <text:p>33429.4879707365</text:p>
          </table:table-cell>
          <table:table-cell table:style-name="Default" office:value-type="float" office:value="47618.9040899608" calcext:value-type="float">
            <text:p>47618.9040899608</text:p>
          </table:table-cell>
          <table:table-cell office:value-type="float" office:value="58979.6398434951" calcext:value-type="float">
            <text:p>58979.6398434951</text:p>
          </table:table-cell>
          <table:table-cell office:value-type="float" office:value="87024.3864711678" calcext:value-type="float">
            <text:p>87024.3864711678</text:p>
          </table:table-cell>
          <table:table-cell table:style-name="Default" office:value-type="float" office:value="54365.1366852115" calcext:value-type="float">
            <text:p>54365.1366852115</text:p>
          </table:table-cell>
          <table:table-cell office:value-type="float" office:value="54738.4202605401" calcext:value-type="float">
            <text:p>54738.4202605401</text:p>
          </table:table-cell>
          <table:table-cell office:value-type="float" office:value="127920.873144008" calcext:value-type="float">
            <text:p>127920.873144008</text:p>
          </table:table-cell>
          <table:table-cell office:value-type="float" office:value="18234.1062435962" calcext:value-type="float">
            <text:p>18234.1062435962</text:p>
          </table:table-cell>
          <table:table-cell office:value-type="float" office:value="130724.082366042" calcext:value-type="float">
            <text:p>130724.082366042</text:p>
          </table:table-cell>
          <table:table-cell office:value-type="float" office:value="4401.20579178338" calcext:value-type="float">
            <text:p>4401.20579178338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number-columns-repeated="2"/>
          <table:table-cell office:value-type="float" office:value="2840.33044643037" calcext:value-type="float">
            <text:p>2840.33044643037</text:p>
          </table:table-cell>
          <table:table-cell office:value-type="float" office:value="40017.7502782117" calcext:value-type="float">
            <text:p>40017.7502782117</text:p>
          </table:table-cell>
          <table:table-cell office:value-type="float" office:value="13608.0440234681" calcext:value-type="float">
            <text:p>13608.0440234681</text:p>
          </table:table-cell>
          <table:table-cell table:style-name="Default" office:value-type="float" office:value="2589.14359848193" calcext:value-type="float">
            <text:p>2589.14359848193</text:p>
          </table:table-cell>
          <table:table-cell office:value-type="float" office:value="43972.8997924872" calcext:value-type="float">
            <text:p>43972.8997924872</text:p>
          </table:table-cell>
          <table:table-cell office:value-type="float" office:value="150719.711856117" calcext:value-type="float">
            <text:p>150719.711856117</text:p>
          </table:table-cell>
          <table:table-cell office:value-type="float" office:value="198864.216842152" calcext:value-type="float">
            <text:p>198864.216842152</text:p>
          </table:table-cell>
          <table:table-cell office:value-type="float" office:value="32197.9311901304" calcext:value-type="float">
            <text:p>32197.9311901304</text:p>
          </table:table-cell>
          <table:table-cell office:value-type="float" office:value="33259.0127598702" calcext:value-type="float">
            <text:p>33259.0127598702</text:p>
          </table:table-cell>
          <table:table-cell table:style-name="Default" office:value-type="float" office:value="47996.2141527425" calcext:value-type="float">
            <text:p>47996.2141527425</text:p>
          </table:table-cell>
          <table:table-cell office:value-type="float" office:value="59675.1800785202" calcext:value-type="float">
            <text:p>59675.1800785202</text:p>
          </table:table-cell>
          <table:table-cell office:value-type="float" office:value="86528.6496799534" calcext:value-type="float">
            <text:p>86528.6496799534</text:p>
          </table:table-cell>
          <table:table-cell table:style-name="Default" office:value-type="float" office:value="53071.6210031024" calcext:value-type="float">
            <text:p>53071.6210031024</text:p>
          </table:table-cell>
          <table:table-cell office:value-type="float" office:value="55139.4849830013" calcext:value-type="float">
            <text:p>55139.4849830013</text:p>
          </table:table-cell>
          <table:table-cell office:value-type="float" office:value="127858.443180153" calcext:value-type="float">
            <text:p>127858.443180153</text:p>
          </table:table-cell>
          <table:table-cell office:value-type="float" office:value="17846.3438618461" calcext:value-type="float">
            <text:p>17846.3438618461</text:p>
          </table:table-cell>
          <table:table-cell office:value-type="float" office:value="130550.553471651" calcext:value-type="float">
            <text:p>130550.553471651</text:p>
          </table:table-cell>
          <table:table-cell office:value-type="float" office:value="4195.19385741529" calcext:value-type="float">
            <text:p>4195.1938574152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number-columns-repeated="2"/>
          <table:table-cell office:value-type="float" office:value="2865.17481866936" calcext:value-type="float">
            <text:p>2865.17481866936</text:p>
          </table:table-cell>
          <table:table-cell office:value-type="float" office:value="40186.664937368" calcext:value-type="float">
            <text:p>40186.664937368</text:p>
          </table:table-cell>
          <table:table-cell office:value-type="float" office:value="13304.1780173391" calcext:value-type="float">
            <text:p>13304.1780173391</text:p>
          </table:table-cell>
          <table:table-cell table:style-name="Default" office:value-type="float" office:value="2593.69228741323" calcext:value-type="float">
            <text:p>2593.69228741323</text:p>
          </table:table-cell>
          <table:table-cell office:value-type="float" office:value="44035.8018819256" calcext:value-type="float">
            <text:p>44035.8018819256</text:p>
          </table:table-cell>
          <table:table-cell office:value-type="float" office:value="147780.614735904" calcext:value-type="float">
            <text:p>147780.614735904</text:p>
          </table:table-cell>
          <table:table-cell office:value-type="float" office:value="201423.093802502" calcext:value-type="float">
            <text:p>201423.093802502</text:p>
          </table:table-cell>
          <table:table-cell office:value-type="float" office:value="31646.5609952257" calcext:value-type="float">
            <text:p>31646.5609952257</text:p>
          </table:table-cell>
          <table:table-cell office:value-type="float" office:value="32522.64223054" calcext:value-type="float">
            <text:p>32522.64223054</text:p>
          </table:table-cell>
          <table:table-cell table:style-name="Default" office:value-type="float" office:value="47261.4571098029" calcext:value-type="float">
            <text:p>47261.4571098029</text:p>
          </table:table-cell>
          <table:table-cell office:value-type="float" office:value="59155.4782000578" calcext:value-type="float">
            <text:p>59155.4782000578</text:p>
          </table:table-cell>
          <table:table-cell office:value-type="float" office:value="87173.657210264" calcext:value-type="float">
            <text:p>87173.657210264</text:p>
          </table:table-cell>
          <table:table-cell table:style-name="Default" office:value-type="float" office:value="53889.2806124551" calcext:value-type="float">
            <text:p>53889.2806124551</text:p>
          </table:table-cell>
          <table:table-cell office:value-type="float" office:value="53437.1145774003" calcext:value-type="float">
            <text:p>53437.1145774003</text:p>
          </table:table-cell>
          <table:table-cell office:value-type="float" office:value="123700.559011004" calcext:value-type="float">
            <text:p>123700.559011004</text:p>
          </table:table-cell>
          <table:table-cell office:value-type="float" office:value="17733.141446174" calcext:value-type="float">
            <text:p>17733.141446174</text:p>
          </table:table-cell>
          <table:table-cell office:value-type="float" office:value="130291.716912598" calcext:value-type="float">
            <text:p>130291.716912598</text:p>
          </table:table-cell>
          <table:table-cell office:value-type="float" office:value="4262.30701329048" calcext:value-type="float">
            <text:p>4262.30701329048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number-columns-repeated="2"/>
          <table:table-cell office:value-type="float" office:value="2864.44593043285" calcext:value-type="float">
            <text:p>2864.44593043285</text:p>
          </table:table-cell>
          <table:table-cell office:value-type="float" office:value="41411.9035859715" calcext:value-type="float">
            <text:p>41411.9035859715</text:p>
          </table:table-cell>
          <table:table-cell office:value-type="float" office:value="13367.1678868652" calcext:value-type="float">
            <text:p>13367.1678868652</text:p>
          </table:table-cell>
          <table:table-cell table:style-name="Default" office:value-type="float" office:value="2553.96571316338" calcext:value-type="float">
            <text:p>2553.96571316338</text:p>
          </table:table-cell>
          <table:table-cell office:value-type="float" office:value="42880.9402981554" calcext:value-type="float">
            <text:p>42880.9402981554</text:p>
          </table:table-cell>
          <table:table-cell office:value-type="float" office:value="146735.60140986" calcext:value-type="float">
            <text:p>146735.60140986</text:p>
          </table:table-cell>
          <table:table-cell office:value-type="float" office:value="202726.091826514" calcext:value-type="float">
            <text:p>202726.091826514</text:p>
          </table:table-cell>
          <table:table-cell office:value-type="float" office:value="32012.7624088997" calcext:value-type="float">
            <text:p>32012.7624088997</text:p>
          </table:table-cell>
          <table:table-cell office:value-type="float" office:value="32396.1426188039" calcext:value-type="float">
            <text:p>32396.1426188039</text:p>
          </table:table-cell>
          <table:table-cell table:style-name="Default" office:value-type="float" office:value="46553.4940763114" calcext:value-type="float">
            <text:p>46553.4940763114</text:p>
          </table:table-cell>
          <table:table-cell office:value-type="float" office:value="58527.1728678112" calcext:value-type="float">
            <text:p>58527.1728678112</text:p>
          </table:table-cell>
          <table:table-cell office:value-type="float" office:value="86141.1290272264" calcext:value-type="float">
            <text:p>86141.1290272264</text:p>
          </table:table-cell>
          <table:table-cell table:style-name="Default" office:value-type="float" office:value="52692.0962618157" calcext:value-type="float">
            <text:p>52692.0962618157</text:p>
          </table:table-cell>
          <table:table-cell office:value-type="float" office:value="53048.2486229427" calcext:value-type="float">
            <text:p>53048.2486229427</text:p>
          </table:table-cell>
          <table:table-cell office:value-type="float" office:value="123531.569330213" calcext:value-type="float">
            <text:p>123531.569330213</text:p>
          </table:table-cell>
          <table:table-cell office:value-type="float" office:value="17640.5075858067" calcext:value-type="float">
            <text:p>17640.5075858067</text:p>
          </table:table-cell>
          <table:table-cell office:value-type="float" office:value="129840.350591864" calcext:value-type="float">
            <text:p>129840.350591864</text:p>
          </table:table-cell>
          <table:table-cell office:value-type="float" office:value="4255.27077527951" calcext:value-type="float">
            <text:p>4255.27077527951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number-columns-repeated="2"/>
          <table:table-cell office:value-type="float" office:value="2792.31279968285" calcext:value-type="float">
            <text:p>2792.31279968285</text:p>
          </table:table-cell>
          <table:table-cell office:value-type="float" office:value="40135.7077035137" calcext:value-type="float">
            <text:p>40135.7077035137</text:p>
          </table:table-cell>
          <table:table-cell office:value-type="float" office:value="13518.9200023834" calcext:value-type="float">
            <text:p>13518.9200023834</text:p>
          </table:table-cell>
          <table:table-cell table:style-name="Default" office:value-type="float" office:value="2634.91835061422" calcext:value-type="float">
            <text:p>2634.91835061422</text:p>
          </table:table-cell>
          <table:table-cell office:value-type="float" office:value="43863.4456628319" calcext:value-type="float">
            <text:p>43863.4456628319</text:p>
          </table:table-cell>
          <table:table-cell office:value-type="float" office:value="145936.4094073" calcext:value-type="float">
            <text:p>145936.4094073</text:p>
          </table:table-cell>
          <table:table-cell office:value-type="float" office:value="199835.154902476" calcext:value-type="float">
            <text:p>199835.154902476</text:p>
          </table:table-cell>
          <table:table-cell office:value-type="float" office:value="31392.5712326433" calcext:value-type="float">
            <text:p>31392.5712326433</text:p>
          </table:table-cell>
          <table:table-cell office:value-type="float" office:value="32621.2283468521" calcext:value-type="float">
            <text:p>32621.2283468521</text:p>
          </table:table-cell>
          <table:table-cell table:style-name="Default" office:value-type="float" office:value="46359.8247773534" calcext:value-type="float">
            <text:p>46359.8247773534</text:p>
          </table:table-cell>
          <table:table-cell office:value-type="float" office:value="59493.058573593" calcext:value-type="float">
            <text:p>59493.058573593</text:p>
          </table:table-cell>
          <table:table-cell office:value-type="float" office:value="86864.2150117775" calcext:value-type="float">
            <text:p>86864.2150117775</text:p>
          </table:table-cell>
          <table:table-cell table:style-name="Default" office:value-type="float" office:value="54139.5636225327" calcext:value-type="float">
            <text:p>54139.5636225327</text:p>
          </table:table-cell>
          <table:table-cell office:value-type="float" office:value="53305.3285970294" calcext:value-type="float">
            <text:p>53305.3285970294</text:p>
          </table:table-cell>
          <table:table-cell office:value-type="float" office:value="120192.636134751" calcext:value-type="float">
            <text:p>120192.636134751</text:p>
          </table:table-cell>
          <table:table-cell office:value-type="float" office:value="17305.9083385361" calcext:value-type="float">
            <text:p>17305.9083385361</text:p>
          </table:table-cell>
          <table:table-cell office:value-type="float" office:value="130855.846350754" calcext:value-type="float">
            <text:p>130855.846350754</text:p>
          </table:table-cell>
          <table:table-cell office:value-type="float" office:value="4205.46865749876" calcext:value-type="float">
            <text:p>4205.46865749876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number-columns-repeated="2"/>
          <table:table-cell office:value-type="float" office:value="2816.56348652002" calcext:value-type="float">
            <text:p>2816.56348652002</text:p>
          </table:table-cell>
          <table:table-cell office:value-type="float" office:value="40248.1364031896" calcext:value-type="float">
            <text:p>40248.1364031896</text:p>
          </table:table-cell>
          <table:table-cell office:value-type="float" office:value="13568.9882950159" calcext:value-type="float">
            <text:p>13568.9882950159</text:p>
          </table:table-cell>
          <table:table-cell table:style-name="Default" office:value-type="float" office:value="2602.89929676338" calcext:value-type="float">
            <text:p>2602.89929676338</text:p>
          </table:table-cell>
          <table:table-cell office:value-type="float" office:value="43764.7654317103" calcext:value-type="float">
            <text:p>43764.7654317103</text:p>
          </table:table-cell>
          <table:table-cell office:value-type="float" office:value="150373.365657559" calcext:value-type="float">
            <text:p>150373.365657559</text:p>
          </table:table-cell>
          <table:table-cell office:value-type="float" office:value="204312.173874564" calcext:value-type="float">
            <text:p>204312.173874564</text:p>
          </table:table-cell>
          <table:table-cell office:value-type="float" office:value="31805.6563628479" calcext:value-type="float">
            <text:p>31805.6563628479</text:p>
          </table:table-cell>
          <table:table-cell office:value-type="float" office:value="33220.9381422575" calcext:value-type="float">
            <text:p>33220.9381422575</text:p>
          </table:table-cell>
          <table:table-cell table:style-name="Default" office:value-type="float" office:value="47829.7568226318" calcext:value-type="float">
            <text:p>47829.7568226318</text:p>
          </table:table-cell>
          <table:table-cell office:value-type="float" office:value="59851.2561736037" calcext:value-type="float">
            <text:p>59851.2561736037</text:p>
          </table:table-cell>
          <table:table-cell office:value-type="float" office:value="86324.0158914664" calcext:value-type="float">
            <text:p>86324.0158914664</text:p>
          </table:table-cell>
          <table:table-cell table:style-name="Default" office:value-type="float" office:value="54376.8481307484" calcext:value-type="float">
            <text:p>54376.8481307484</text:p>
          </table:table-cell>
          <table:table-cell office:value-type="float" office:value="54263.4476299672" calcext:value-type="float">
            <text:p>54263.4476299672</text:p>
          </table:table-cell>
          <table:table-cell office:value-type="float" office:value="124351.086858161" calcext:value-type="float">
            <text:p>124351.086858161</text:p>
          </table:table-cell>
          <table:table-cell office:value-type="float" office:value="17904.5120692588" calcext:value-type="float">
            <text:p>17904.5120692588</text:p>
          </table:table-cell>
          <table:table-cell office:value-type="float" office:value="132733.833981718" calcext:value-type="float">
            <text:p>132733.833981718</text:p>
          </table:table-cell>
          <table:table-cell office:value-type="float" office:value="4327.93493297035" calcext:value-type="float">
            <text:p>4327.93493297035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number-columns-repeated="2"/>
          <table:table-cell office:value-type="float" office:value="2882.2444725809" calcext:value-type="float">
            <text:p>2882.2444725809</text:p>
          </table:table-cell>
          <table:table-cell office:value-type="float" office:value="40004.8585561669" calcext:value-type="float">
            <text:p>40004.8585561669</text:p>
          </table:table-cell>
          <table:table-cell office:value-type="float" office:value="13517.6585415322" calcext:value-type="float">
            <text:p>13517.6585415322</text:p>
          </table:table-cell>
          <table:table-cell table:style-name="Default" office:value-type="float" office:value="2582.47641314378" calcext:value-type="float">
            <text:p>2582.47641314378</text:p>
          </table:table-cell>
          <table:table-cell office:value-type="float" office:value="44622.5206175137" calcext:value-type="float">
            <text:p>44622.5206175137</text:p>
          </table:table-cell>
          <table:table-cell office:value-type="float" office:value="146715.746622763" calcext:value-type="float">
            <text:p>146715.746622763</text:p>
          </table:table-cell>
          <table:table-cell office:value-type="float" office:value="199292.286354312" calcext:value-type="float">
            <text:p>199292.286354312</text:p>
          </table:table-cell>
          <table:table-cell office:value-type="float" office:value="32212.5763966507" calcext:value-type="float">
            <text:p>32212.5763966507</text:p>
          </table:table-cell>
          <table:table-cell office:value-type="float" office:value="33175.8191073448" calcext:value-type="float">
            <text:p>33175.8191073448</text:p>
          </table:table-cell>
          <table:table-cell table:style-name="Default" office:value-type="float" office:value="47125.8691585133" calcext:value-type="float">
            <text:p>47125.8691585133</text:p>
          </table:table-cell>
          <table:table-cell office:value-type="float" office:value="58820.2376645721" calcext:value-type="float">
            <text:p>58820.2376645721</text:p>
          </table:table-cell>
          <table:table-cell office:value-type="float" office:value="88190.150997524" calcext:value-type="float">
            <text:p>88190.150997524</text:p>
          </table:table-cell>
          <table:table-cell table:style-name="Default" office:value-type="float" office:value="53092.28041856" calcext:value-type="float">
            <text:p>53092.28041856</text:p>
          </table:table-cell>
          <table:table-cell office:value-type="float" office:value="53508.7611429426" calcext:value-type="float">
            <text:p>53508.7611429426</text:p>
          </table:table-cell>
          <table:table-cell office:value-type="float" office:value="123116.530574145" calcext:value-type="float">
            <text:p>123116.530574145</text:p>
          </table:table-cell>
          <table:table-cell office:value-type="float" office:value="17829.0176578787" calcext:value-type="float">
            <text:p>17829.0176578787</text:p>
          </table:table-cell>
          <table:table-cell office:value-type="float" office:value="130853.828381681" calcext:value-type="float">
            <text:p>130853.828381681</text:p>
          </table:table-cell>
          <table:table-cell office:value-type="float" office:value="4234.11437620819" calcext:value-type="float">
            <text:p>4234.1143762081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number-columns-repeated="2"/>
          <table:table-cell office:value-type="float" office:value="2871.65656727572" calcext:value-type="float">
            <text:p>2871.65656727572</text:p>
          </table:table-cell>
          <table:table-cell office:value-type="float" office:value="40137.7292838369" calcext:value-type="float">
            <text:p>40137.7292838369</text:p>
          </table:table-cell>
          <table:table-cell office:value-type="float" office:value="13152.9677848873" calcext:value-type="float">
            <text:p>13152.9677848873</text:p>
          </table:table-cell>
          <table:table-cell table:style-name="Default" office:value-type="float" office:value="2628.60298939873" calcext:value-type="float">
            <text:p>2628.60298939873</text:p>
          </table:table-cell>
          <table:table-cell office:value-type="float" office:value="43725.980766465" calcext:value-type="float">
            <text:p>43725.980766465</text:p>
          </table:table-cell>
          <table:table-cell office:value-type="float" office:value="147007.046104708" calcext:value-type="float">
            <text:p>147007.046104708</text:p>
          </table:table-cell>
          <table:table-cell office:value-type="float" office:value="198846.705342964" calcext:value-type="float">
            <text:p>198846.705342964</text:p>
          </table:table-cell>
          <table:table-cell office:value-type="float" office:value="31731.952042187" calcext:value-type="float">
            <text:p>31731.952042187</text:p>
          </table:table-cell>
          <table:table-cell office:value-type="float" office:value="32761.8723429024" calcext:value-type="float">
            <text:p>32761.8723429024</text:p>
          </table:table-cell>
          <table:table-cell table:style-name="Default" office:value-type="float" office:value="47822.9575391706" calcext:value-type="float">
            <text:p>47822.9575391706</text:p>
          </table:table-cell>
          <table:table-cell office:value-type="float" office:value="59364.8573007334" calcext:value-type="float">
            <text:p>59364.8573007334</text:p>
          </table:table-cell>
          <table:table-cell office:value-type="float" office:value="86986.7329498647" calcext:value-type="float">
            <text:p>86986.7329498647</text:p>
          </table:table-cell>
          <table:table-cell table:style-name="Default" office:value-type="float" office:value="53927.6284649599" calcext:value-type="float">
            <text:p>53927.6284649599</text:p>
          </table:table-cell>
          <table:table-cell office:value-type="float" office:value="53753.2137970713" calcext:value-type="float">
            <text:p>53753.2137970713</text:p>
          </table:table-cell>
          <table:table-cell office:value-type="float" office:value="124787.792930518" calcext:value-type="float">
            <text:p>124787.792930518</text:p>
          </table:table-cell>
          <table:table-cell office:value-type="float" office:value="17679.057830094" calcext:value-type="float">
            <text:p>17679.057830094</text:p>
          </table:table-cell>
          <table:table-cell office:value-type="float" office:value="131061.858546317" calcext:value-type="float">
            <text:p>131061.858546317</text:p>
          </table:table-cell>
          <table:table-cell office:value-type="float" office:value="4269.75116932684" calcext:value-type="float">
            <text:p>4269.75116932684</text:p>
          </table:table-cell>
          <table:table-cell table:number-columns-repeated="39"/>
        </table:table-row>
        <table:table-row table:style-name="ro6">
          <table:table-cell table:style-name="ce7" table:number-columns-spanned="2" table:number-rows-spanned="1"/>
          <table:covered-table-cell table:style-name="ce14" table:formula="of:=SUM([.D19:.U19])/22" office:value-type="float" office:value="0" calcext:value-type="float">
            <text:p>0</text:p>
          </table:covered-table-cell>
          <table:table-cell table:style-name="ce14"/>
          <table:table-cell table:style-name="ce18" office:value-type="string" calcext:value-type="string" table:number-columns-spanned="18" table:number-rows-spanned="1">
            <text:p>Relative difference of the fitness value in comparison with the best result of heuristics</text:p>
          </table:table-cell>
          <table:covered-table-cell table:number-columns-repeated="2" table:style-name="ce20"/>
          <table:covered-table-cell table:style-name="ce26"/>
          <table:covered-table-cell table:number-columns-repeated="5" table:style-name="ce20"/>
          <table:covered-table-cell table:style-name="ce26"/>
          <table:covered-table-cell table:number-columns-repeated="2" table:style-name="ce20"/>
          <table:covered-table-cell table:style-name="ce26"/>
          <table:covered-table-cell table:number-columns-repeated="5" table:style-name="ce20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formula="of:=SUM([.D20:.U20])/15" office:value-type="float" office:value="-0.07895183798921" calcext:value-type="float">
            <text:p>-0.07895183798921</text:p>
          </table:table-cell>
          <table:table-cell table:style-name="ce13" table:formula="of:=[.B20]*(-1)" office:value-type="percentage" office:value="0.07895183798921" calcext:value-type="percentage">
            <text:p>7.90%</text:p>
          </table:table-cell>
          <table:table-cell table:style-name="ce112"/>
          <table:table-cell table:style-name="ce112" table:formula="of:=([.E4]-[.E7])/[.E4]" office:value-type="float" office:value="-0.0941011387740912" calcext:value-type="float">
            <text:p>-0.094101138774091</text:p>
          </table:table-cell>
          <table:table-cell table:style-name="ce112" table:formula="of:=([.F4]-[.F7])/[.F4]" office:value-type="float" office:value="-0.153372678392832" calcext:value-type="float">
            <text:p>-0.153372678392832</text:p>
          </table:table-cell>
          <table:table-cell table:style-name="ce112" table:formula="of:=([.G4]-[.G7])/[.G4]" office:value-type="float" office:value="-0.0494867746709351" calcext:value-type="float">
            <text:p>-0.049486774670935</text:p>
          </table:table-cell>
          <table:table-cell table:style-name="ce112"/>
          <table:table-cell table:style-name="ce112" table:formula="of:=([.I4]-[.I7])/[.I4]" office:value-type="float" office:value="-0.0755418264127295" calcext:value-type="float">
            <text:p>-0.07554182641273</text:p>
          </table:table-cell>
          <table:table-cell table:style-name="ce112" table:formula="of:=([.J4]-[.J7])/[.J4]" office:value-type="float" office:value="-0.122713461095025" calcext:value-type="float">
            <text:p>-0.122713461095025</text:p>
          </table:table-cell>
          <table:table-cell table:style-name="ce112" table:formula="of:=([.K4]-[.K7])/[.K4]" office:value-type="float" office:value="-0.0749024312982144" calcext:value-type="float">
            <text:p>-0.074902431298214</text:p>
          </table:table-cell>
          <table:table-cell table:style-name="ce112" table:formula="of:=([.L4]-[.L7])/[.L4]" office:value-type="float" office:value="-0.0701891368486011" calcext:value-type="float">
            <text:p>-0.070189136848601</text:p>
          </table:table-cell>
          <table:table-cell table:style-name="ce112" table:formula="of:=([.M4]-[.M7])/[.M4]" office:value-type="float" office:value="-0.0708952873139055" calcext:value-type="float">
            <text:p>-0.070895287313906</text:p>
          </table:table-cell>
          <table:table-cell table:style-name="ce112"/>
          <table:table-cell table:style-name="ce112" table:formula="of:=([.O4]-[.O7])/[.O4]" office:value-type="float" office:value="-0.077904921691641" calcext:value-type="float">
            <text:p>-0.077904921691641</text:p>
          </table:table-cell>
          <table:table-cell table:style-name="ce112" table:formula="of:=([.P4]-[.P7])/[.P4]" office:value-type="float" office:value="-0.0222831752461435" calcext:value-type="float">
            <text:p>-0.022283175246144</text:p>
          </table:table-cell>
          <table:table-cell table:style-name="ce112" table:formula="of:=([.Q4]-[.Q7])/[.Q4]" office:value-type="float" office:value="-0.082806460948009" calcext:value-type="float">
            <text:p>-0.082806460948009</text:p>
          </table:table-cell>
          <table:table-cell table:style-name="ce112" table:formula="of:=([.R4]-[.R7])/[.R4]" office:value-type="float" office:value="-0.137486227731787" calcext:value-type="float">
            <text:p>-0.137486227731787</text:p>
          </table:table-cell>
          <table:table-cell table:style-name="ce112" table:formula="of:=([.S4]-[.S7])/[.S4]" office:value-type="float" office:value="-0.111968993679194" calcext:value-type="float">
            <text:p>-0.111968993679194</text:p>
          </table:table-cell>
          <table:table-cell table:style-name="ce112" table:formula="of:=([.T4]-[.T7])/[.T4]" office:value-type="float" office:value="-0.0000499581888093078" calcext:value-type="float">
            <text:p>-4.99581888093078E-05</text:p>
          </table:table-cell>
          <table:table-cell table:style-name="ce112" table:formula="of:=([.U4]-[.U7])/[.U4]" office:value-type="float" office:value="-0.0405750975462332" calcext:value-type="float">
            <text:p>-0.040575097546233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formula="of:=SUM([.D21:.U21])/15" office:value-type="float" office:value="-0.0801339970810986" calcext:value-type="float">
            <text:p>-0.080133997081099</text:p>
          </table:table-cell>
          <table:table-cell table:style-name="ce13" table:formula="of:=[.B21]*(-1)" office:value-type="percentage" office:value="0.0801339970810986" calcext:value-type="percentage">
            <text:p>8.01%</text:p>
          </table:table-cell>
          <table:table-cell table:style-name="ce112"/>
          <table:table-cell table:style-name="ce112" table:formula="of:=([.E4]-[.E8])/[.E4]" office:value-type="float" office:value="-0.107499276482293" calcext:value-type="float">
            <text:p>-0.107499276482293</text:p>
          </table:table-cell>
          <table:table-cell table:style-name="ce112" table:formula="of:=([.F4]-[.F8])/[.F4]" office:value-type="float" office:value="-0.128726622856048" calcext:value-type="float">
            <text:p>-0.128726622856048</text:p>
          </table:table-cell>
          <table:table-cell table:style-name="ce112" table:formula="of:=([.G4]-[.G8])/[.G4]" office:value-type="float" office:value="-0.0299884041492588" calcext:value-type="float">
            <text:p>-0.029988404149259</text:p>
          </table:table-cell>
          <table:table-cell table:style-name="ce112"/>
          <table:table-cell table:style-name="ce112" table:formula="of:=([.I4]-[.I8])/[.I4]" office:value-type="float" office:value="-0.0721857719598656" calcext:value-type="float">
            <text:p>-0.072185771959866</text:p>
          </table:table-cell>
          <table:table-cell table:style-name="ce112" table:formula="of:=([.J4]-[.J8])/[.J4]" office:value-type="float" office:value="-0.134743485320417" calcext:value-type="float">
            <text:p>-0.134743485320417</text:p>
          </table:table-cell>
          <table:table-cell table:style-name="ce112" table:formula="of:=([.K4]-[.K8])/[.K4]" office:value-type="float" office:value="-0.054340287257354" calcext:value-type="float">
            <text:p>-0.054340287257354</text:p>
          </table:table-cell>
          <table:table-cell table:style-name="ce112" table:formula="of:=([.L4]-[.L8])/[.L4]" office:value-type="float" office:value="-0.0948109843433177" calcext:value-type="float">
            <text:p>-0.094810984343318</text:p>
          </table:table-cell>
          <table:table-cell table:style-name="ce112" table:formula="of:=([.M4]-[.M8])/[.M4]" office:value-type="float" office:value="-0.0923081798592683" calcext:value-type="float">
            <text:p>-0.092308179859268</text:p>
          </table:table-cell>
          <table:table-cell table:style-name="ce112"/>
          <table:table-cell table:style-name="ce112" table:formula="of:=([.O4]-[.O8])/[.O4]" office:value-type="float" office:value="-0.0856187190918128" calcext:value-type="float">
            <text:p>-0.085618719091813</text:p>
          </table:table-cell>
          <table:table-cell table:style-name="ce112" table:formula="of:=([.P4]-[.P8])/[.P4]" office:value-type="float" office:value="-0.024101982631689" calcext:value-type="float">
            <text:p>-0.024101982631689</text:p>
          </table:table-cell>
          <table:table-cell table:style-name="ce112" table:formula="of:=([.Q4]-[.Q8])/[.Q4]" office:value-type="float" office:value="-0.0845696311469803" calcext:value-type="float">
            <text:p>-0.08456963114698</text:p>
          </table:table-cell>
          <table:table-cell table:style-name="ce112" table:formula="of:=([.R4]-[.R8])/[.R4]" office:value-type="float" office:value="-0.128474405573261" calcext:value-type="float">
            <text:p>-0.128474405573261</text:p>
          </table:table-cell>
          <table:table-cell table:style-name="ce112" table:formula="of:=([.S4]-[.S8])/[.S4]" office:value-type="float" office:value="-0.121122170354901" calcext:value-type="float">
            <text:p>-0.121122170354901</text:p>
          </table:table-cell>
          <table:table-cell table:style-name="ce112" table:formula="of:=([.T4]-[.T8])/[.T4]" office:value-type="float" office:value="0.023807881234578" calcext:value-type="float">
            <text:p>0.023807881234578</text:p>
          </table:table-cell>
          <table:table-cell table:style-name="ce112" table:formula="of:=([.U4]-[.U8])/[.U4]" office:value-type="float" office:value="-0.0673279164245907" calcext:value-type="float">
            <text:p>-0.067327916424591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formula="of:=SUM([.D22:.U22])/15" office:value-type="float" office:value="-0.0704342737138309" calcext:value-type="float">
            <text:p>-0.070434273713831</text:p>
          </table:table-cell>
          <table:table-cell table:style-name="ce13" table:formula="of:=[.B22]*(-1)" office:value-type="percentage" office:value="0.0704342737138309" calcext:value-type="percentage">
            <text:p>7.04%</text:p>
          </table:table-cell>
          <table:table-cell table:style-name="ce112"/>
          <table:table-cell table:style-name="ce112" table:formula="of:=([.E4]-[.E9])/[.E4]" office:value-type="float" office:value="-0.0672795705102261" calcext:value-type="float">
            <text:p>-0.067279570510226</text:p>
          </table:table-cell>
          <table:table-cell table:style-name="ce112" table:formula="of:=([.F4]-[.F9])/[.F4]" office:value-type="float" office:value="-0.133179941261218" calcext:value-type="float">
            <text:p>-0.133179941261218</text:p>
          </table:table-cell>
          <table:table-cell table:style-name="ce112" table:formula="of:=([.G4]-[.G9])/[.G4]" office:value-type="float" office:value="-0.0482362078355412" calcext:value-type="float">
            <text:p>-0.048236207835541</text:p>
          </table:table-cell>
          <table:table-cell table:style-name="ce112"/>
          <table:table-cell table:style-name="ce112" table:formula="of:=([.I4]-[.I9])/[.I4]" office:value-type="float" office:value="-0.0669224144172358" calcext:value-type="float">
            <text:p>-0.066922414417236</text:p>
          </table:table-cell>
          <table:table-cell table:style-name="ce112" table:formula="of:=([.J4]-[.J9])/[.J4]" office:value-type="float" office:value="-0.119516329440401" calcext:value-type="float">
            <text:p>-0.119516329440401</text:p>
          </table:table-cell>
          <table:table-cell table:style-name="ce112" table:formula="of:=([.K4]-[.K9])/[.K4]" office:value-type="float" office:value="-0.06576771565346" calcext:value-type="float">
            <text:p>-0.06576771565346</text:p>
          </table:table-cell>
          <table:table-cell table:style-name="ce112" table:formula="of:=([.L4]-[.L9])/[.L4]" office:value-type="float" office:value="-0.0944156628303195" calcext:value-type="float">
            <text:p>-0.09441566283032</text:p>
          </table:table-cell>
          <table:table-cell table:style-name="ce112" table:formula="of:=([.M4]-[.M9])/[.M4]" office:value-type="float" office:value="-0.0622154883899084" calcext:value-type="float">
            <text:p>-0.062215488389909</text:p>
          </table:table-cell>
          <table:table-cell table:style-name="ce112"/>
          <table:table-cell table:style-name="ce112" table:formula="of:=([.O4]-[.O9])/[.O4]" office:value-type="float" office:value="-0.0922320109110709" calcext:value-type="float">
            <text:p>-0.092232010911071</text:p>
          </table:table-cell>
          <table:table-cell table:style-name="ce112" table:formula="of:=([.P4]-[.P9])/[.P4]" office:value-type="float" office:value="-0.00476130687347647" calcext:value-type="float">
            <text:p>-0.004761306873476</text:p>
          </table:table-cell>
          <table:table-cell table:style-name="ce112" table:formula="of:=([.Q4]-[.Q9])/[.Q4]" office:value-type="float" office:value="-0.0762842506808597" calcext:value-type="float">
            <text:p>-0.07628425068086</text:p>
          </table:table-cell>
          <table:table-cell table:style-name="ce112" table:formula="of:=([.R4]-[.R9])/[.R4]" office:value-type="float" office:value="-0.112726817110935" calcext:value-type="float">
            <text:p>-0.112726817110935</text:p>
          </table:table-cell>
          <table:table-cell table:style-name="ce112" table:formula="of:=([.S4]-[.S9])/[.S4]" office:value-type="float" office:value="-0.104198942225577" calcext:value-type="float">
            <text:p>-0.104198942225577</text:p>
          </table:table-cell>
          <table:table-cell table:style-name="ce112" table:formula="of:=([.T4]-[.T9])/[.T4]" office:value-type="float" office:value="0.0225250754178412" calcext:value-type="float">
            <text:p>0.022525075417841</text:p>
          </table:table-cell>
          <table:table-cell table:style-name="ce112" table:formula="of:=([.U4]-[.U9])/[.U4]" office:value-type="float" office:value="-0.0313025229850744" calcext:value-type="float">
            <text:p>-0.031302522985075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formula="of:=SUM([.D23:.U23])/15" office:value-type="float" office:value="-0.08140155468557" calcext:value-type="float">
            <text:p>-0.08140155468557</text:p>
          </table:table-cell>
          <table:table-cell table:style-name="ce13" table:formula="of:=[.B23]*(-1)" office:value-type="percentage" office:value="0.08140155468557" calcext:value-type="percentage">
            <text:p>8.14%</text:p>
          </table:table-cell>
          <table:table-cell table:style-name="ce112"/>
          <table:table-cell table:style-name="ce112" table:formula="of:=([.E4]-[.E10])/[.E4]" office:value-type="float" office:value="-0.10499540595732" calcext:value-type="float">
            <text:p>-0.10499540595732</text:p>
          </table:table-cell>
          <table:table-cell table:style-name="ce112" table:formula="of:=([.F4]-[.F10])/[.F4]" office:value-type="float" office:value="-0.10977089281848" calcext:value-type="float">
            <text:p>-0.10977089281848</text:p>
          </table:table-cell>
          <table:table-cell table:style-name="ce112" table:formula="of:=([.G4]-[.G10])/[.G4]" office:value-type="float" office:value="-0.0578648463136246" calcext:value-type="float">
            <text:p>-0.057864846313625</text:p>
          </table:table-cell>
          <table:table-cell table:style-name="ce112"/>
          <table:table-cell table:style-name="ce112" table:formula="of:=([.I4]-[.I10])/[.I4]" office:value-type="float" office:value="-0.0960324412108811" calcext:value-type="float">
            <text:p>-0.096032441210881</text:p>
          </table:table-cell>
          <table:table-cell table:style-name="ce112" table:formula="of:=([.J4]-[.J10])/[.J4]" office:value-type="float" office:value="-0.117162611487834" calcext:value-type="float">
            <text:p>-0.117162611487834</text:p>
          </table:table-cell>
          <table:table-cell table:style-name="ce112" table:formula="of:=([.K4]-[.K10])/[.K4]" office:value-type="float" office:value="-0.0591089843066366" calcext:value-type="float">
            <text:p>-0.059108984306637</text:p>
          </table:table-cell>
          <table:table-cell table:style-name="ce112" table:formula="of:=([.L4]-[.L10])/[.L4]" office:value-type="float" office:value="-0.100501497490357" calcext:value-type="float">
            <text:p>-0.100501497490357</text:p>
          </table:table-cell>
          <table:table-cell table:style-name="ce112" table:formula="of:=([.M4]-[.M10])/[.M4]" office:value-type="float" office:value="-0.0789115129235464" calcext:value-type="float">
            <text:p>-0.078911512923547</text:p>
          </table:table-cell>
          <table:table-cell table:style-name="ce112"/>
          <table:table-cell table:style-name="ce112" table:formula="of:=([.O4]-[.O10])/[.O4]" office:value-type="float" office:value="-0.0836085114970984" calcext:value-type="float">
            <text:p>-0.083608511497098</text:p>
          </table:table-cell>
          <table:table-cell table:style-name="ce112" table:formula="of:=([.P4]-[.P10])/[.P4]" office:value-type="float" office:value="-0.0197895483685694" calcext:value-type="float">
            <text:p>-0.01978954836857</text:p>
          </table:table-cell>
          <table:table-cell table:style-name="ce112" table:formula="of:=([.Q4]-[.Q10])/[.Q4]" office:value-type="float" office:value="-0.078827169395439" calcext:value-type="float">
            <text:p>-0.078827169395439</text:p>
          </table:table-cell>
          <table:table-cell table:style-name="ce112" table:formula="of:=([.R4]-[.R10])/[.R4]" office:value-type="float" office:value="-0.139455663387882" calcext:value-type="float">
            <text:p>-0.139455663387882</text:p>
          </table:table-cell>
          <table:table-cell table:style-name="ce112" table:formula="of:=([.S4]-[.S10])/[.S4]" office:value-type="float" office:value="-0.116722849600801" calcext:value-type="float">
            <text:p>-0.116722849600801</text:p>
          </table:table-cell>
          <table:table-cell table:style-name="ce112" table:formula="of:=([.T4]-[.T10])/[.T4]" office:value-type="float" office:value="0.00739134282329158" calcext:value-type="float">
            <text:p>0.007391342823292</text:p>
          </table:table-cell>
          <table:table-cell table:style-name="ce112" table:formula="of:=([.U4]-[.U10])/[.U4]" office:value-type="float" office:value="-0.0656627283483728" calcext:value-type="float">
            <text:p>-0.06566272834837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formula="of:=SUM([.D24:.U24])/15" office:value-type="float" office:value="-0.0779362577408564" calcext:value-type="float">
            <text:p>-0.077936257740856</text:p>
          </table:table-cell>
          <table:table-cell table:style-name="ce13" table:formula="of:=[.B24]*(-1)" office:value-type="percentage" office:value="0.0779362577408564" calcext:value-type="percentage">
            <text:p>7.79%</text:p>
          </table:table-cell>
          <table:table-cell table:style-name="ce112"/>
          <table:table-cell table:style-name="ce112" table:formula="of:=([.E4]-[.E11])/[.E4]" office:value-type="float" office:value="-0.081886530142726" calcext:value-type="float">
            <text:p>-0.081886530142726</text:p>
          </table:table-cell>
          <table:table-cell table:style-name="ce112" table:formula="of:=([.F4]-[.F11])/[.F4]" office:value-type="float" office:value="-0.106903946863627" calcext:value-type="float">
            <text:p>-0.106903946863627</text:p>
          </table:table-cell>
          <table:table-cell table:style-name="ce112" table:formula="of:=([.G4]-[.G11])/[.G4]" office:value-type="float" office:value="-0.0531160268965961" calcext:value-type="float">
            <text:p>-0.053116026896596</text:p>
          </table:table-cell>
          <table:table-cell table:style-name="ce112"/>
          <table:table-cell table:style-name="ce112" table:formula="of:=([.I4]-[.I11])/[.I4]" office:value-type="float" office:value="-0.0893559523654304" calcext:value-type="float">
            <text:p>-0.08935595236543</text:p>
          </table:table-cell>
          <table:table-cell table:style-name="ce112" table:formula="of:=([.J4]-[.J11])/[.J4]" office:value-type="float" office:value="-0.128095093028763" calcext:value-type="float">
            <text:p>-0.128095093028763</text:p>
          </table:table-cell>
          <table:table-cell table:style-name="ce112" table:formula="of:=([.K4]-[.K11])/[.K4]" office:value-type="float" office:value="-0.0539698445556144" calcext:value-type="float">
            <text:p>-0.053969844555615</text:p>
          </table:table-cell>
          <table:table-cell table:style-name="ce112" table:formula="of:=([.L4]-[.L11])/[.L4]" office:value-type="float" office:value="-0.0979018913740716" calcext:value-type="float">
            <text:p>-0.097901891374072</text:p>
          </table:table-cell>
          <table:table-cell table:style-name="ce112" table:formula="of:=([.M4]-[.M11])/[.M4]" office:value-type="float" office:value="-0.0755289727851833" calcext:value-type="float">
            <text:p>-0.075528972785183</text:p>
          </table:table-cell>
          <table:table-cell table:style-name="ce112"/>
          <table:table-cell table:style-name="ce112" table:formula="of:=([.O4]-[.O11])/[.O4]" office:value-type="float" office:value="-0.0757748698104644" calcext:value-type="float">
            <text:p>-0.075774869810465</text:p>
          </table:table-cell>
          <table:table-cell table:style-name="ce112" table:formula="of:=([.P4]-[.P11])/[.P4]" office:value-type="float" office:value="-0.0140611478100128" calcext:value-type="float">
            <text:p>-0.014061147810013</text:p>
          </table:table-cell>
          <table:table-cell table:style-name="ce112" table:formula="of:=([.Q4]-[.Q11])/[.Q4]" office:value-type="float" office:value="-0.0790540422548818" calcext:value-type="float">
            <text:p>-0.079054042254882</text:p>
          </table:table-cell>
          <table:table-cell table:style-name="ce112" table:formula="of:=([.R4]-[.R11])/[.R4]" office:value-type="float" office:value="-0.134326829178385" calcext:value-type="float">
            <text:p>-0.134326829178385</text:p>
          </table:table-cell>
          <table:table-cell table:style-name="ce112" table:formula="of:=([.S4]-[.S11])/[.S4]" office:value-type="float" office:value="-0.127438706112094" calcext:value-type="float">
            <text:p>-0.127438706112094</text:p>
          </table:table-cell>
          <table:table-cell table:style-name="ce112" table:formula="of:=([.T4]-[.T11])/[.T4]" office:value-type="float" office:value="0.0209673636792615" calcext:value-type="float">
            <text:p>0.020967363679262</text:p>
          </table:table-cell>
          <table:table-cell table:style-name="ce112" table:formula="of:=([.U4]-[.U11])/[.U4]" office:value-type="float" office:value="-0.0725973766142569" calcext:value-type="float">
            <text:p>-0.07259737661425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formula="of:=SUM([.D25:.U25])/15" office:value-type="float" office:value="-0.0684929071248443" calcext:value-type="float">
            <text:p>-0.068492907124844</text:p>
          </table:table-cell>
          <table:table-cell table:style-name="ce13" table:formula="of:=[.B25]*(-1)" office:value-type="percentage" office:value="0.0684929071248443" calcext:value-type="percentage">
            <text:p>6.85%</text:p>
          </table:table-cell>
          <table:table-cell table:style-name="ce112"/>
          <table:table-cell table:style-name="ce112" table:formula="of:=([.E4]-[.E12])/[.E4]" office:value-type="float" office:value="-0.0766648435424083" calcext:value-type="float">
            <text:p>-0.076664843542408</text:p>
          </table:table-cell>
          <table:table-cell table:style-name="ce112" table:formula="of:=([.F4]-[.F12])/[.F4]" office:value-type="float" office:value="-0.118802362697884" calcext:value-type="float">
            <text:p>-0.118802362697884</text:p>
          </table:table-cell>
          <table:table-cell table:style-name="ce112" table:formula="of:=([.G4]-[.G12])/[.G4]" office:value-type="float" office:value="-0.0321717100737265" calcext:value-type="float">
            <text:p>-0.032171710073727</text:p>
          </table:table-cell>
          <table:table-cell table:style-name="ce112"/>
          <table:table-cell table:style-name="ce112" table:formula="of:=([.I4]-[.I12])/[.I4]" office:value-type="float" office:value="-0.0758388183152829" calcext:value-type="float">
            <text:p>-0.075838818315283</text:p>
          </table:table-cell>
          <table:table-cell table:style-name="ce112" table:formula="of:=([.J4]-[.J12])/[.J4]" office:value-type="float" office:value="-0.101876415184751" calcext:value-type="float">
            <text:p>-0.101876415184751</text:p>
          </table:table-cell>
          <table:table-cell table:style-name="ce112" table:formula="of:=([.K4]-[.K12])/[.K4]" office:value-type="float" office:value="-0.0617847566438232" calcext:value-type="float">
            <text:p>-0.061784756643823</text:p>
          </table:table-cell>
          <table:table-cell table:style-name="ce112" table:formula="of:=([.L4]-[.L12])/[.L4]" office:value-type="float" office:value="-0.0923030902016981" calcext:value-type="float">
            <text:p>-0.092303090201698</text:p>
          </table:table-cell>
          <table:table-cell table:style-name="ce112" table:formula="of:=([.M4]-[.M12])/[.M4]" office:value-type="float" office:value="-0.084050964460557" calcext:value-type="float">
            <text:p>-0.084050964460557</text:p>
          </table:table-cell>
          <table:table-cell table:style-name="ce112"/>
          <table:table-cell table:style-name="ce112" table:formula="of:=([.O4]-[.O12])/[.O4]" office:value-type="float" office:value="-0.0696466889217014" calcext:value-type="float">
            <text:p>-0.069646688921701</text:p>
          </table:table-cell>
          <table:table-cell table:style-name="ce112" table:formula="of:=([.P4]-[.P12])/[.P4]" office:value-type="float" office:value="0.0100665207159573" calcext:value-type="float">
            <text:p>0.010066520715957</text:p>
          </table:table-cell>
          <table:table-cell table:style-name="ce112" table:formula="of:=([.Q4]-[.Q12])/[.Q4]" office:value-type="float" office:value="-0.0869601986239872" calcext:value-type="float">
            <text:p>-0.086960198623987</text:p>
          </table:table-cell>
          <table:table-cell table:style-name="ce112" table:formula="of:=([.R4]-[.R12])/[.R4]" office:value-type="float" office:value="-0.133773237092865" calcext:value-type="float">
            <text:p>-0.133773237092865</text:p>
          </table:table-cell>
          <table:table-cell table:style-name="ce112" table:formula="of:=([.S4]-[.S12])/[.S4]" office:value-type="float" office:value="-0.103462849433474" calcext:value-type="float">
            <text:p>-0.103462849433474</text:p>
          </table:table-cell>
          <table:table-cell table:style-name="ce112" table:formula="of:=([.T4]-[.T12])/[.T4]" office:value-type="float" office:value="0.0222669746451862" calcext:value-type="float">
            <text:p>0.022266974645186</text:p>
          </table:table-cell>
          <table:table-cell table:style-name="ce112" table:formula="of:=([.U4]-[.U12])/[.U4]" office:value-type="float" office:value="-0.0223911670416502" calcext:value-type="float">
            <text:p>-0.02239116704165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formula="of:=SUM([.D26:.U26])/15" office:value-type="float" office:value="-0.060214704052009" calcext:value-type="float">
            <text:p>-0.060214704052009</text:p>
          </table:table-cell>
          <table:table-cell table:style-name="ce13" table:formula="of:=[.B26]*(-1)" office:value-type="percentage" office:value="0.060214704052009" calcext:value-type="percentage">
            <text:p>6.02%</text:p>
          </table:table-cell>
          <table:table-cell table:style-name="ce112"/>
          <table:table-cell table:style-name="ce112" table:formula="of:=([.E4]-[.E13])/[.E4]" office:value-type="float" office:value="-0.0812094387235024" calcext:value-type="float">
            <text:p>-0.081209438723503</text:p>
          </table:table-cell>
          <table:table-cell table:style-name="ce112" table:formula="of:=([.F4]-[.F13])/[.F4]" office:value-type="float" office:value="-0.0938196388755305" calcext:value-type="float">
            <text:p>-0.093819638875531</text:p>
          </table:table-cell>
          <table:table-cell table:style-name="ce112" table:formula="of:=([.G4]-[.G13])/[.G4]" office:value-type="float" office:value="-0.0339850618073132" calcext:value-type="float">
            <text:p>-0.033985061807313</text:p>
          </table:table-cell>
          <table:table-cell table:style-name="ce112"/>
          <table:table-cell table:style-name="ce112" table:formula="of:=([.I4]-[.I13])/[.I4]" office:value-type="float" office:value="-0.0548595135263902" calcext:value-type="float">
            <text:p>-0.05485951352639</text:p>
          </table:table-cell>
          <table:table-cell table:style-name="ce112" table:formula="of:=([.J4]-[.J13])/[.J4]" office:value-type="float" office:value="-0.116054763691801" calcext:value-type="float">
            <text:p>-0.116054763691801</text:p>
          </table:table-cell>
          <table:table-cell table:style-name="ce112" table:formula="of:=([.K4]-[.K13])/[.K4]" office:value-type="float" office:value="-0.0436023316687342" calcext:value-type="float">
            <text:p>-0.043602331668734</text:p>
          </table:table-cell>
          <table:table-cell table:style-name="ce112" table:formula="of:=([.L4]-[.L13])/[.L4]" office:value-type="float" office:value="-0.0681189747401776" calcext:value-type="float">
            <text:p>-0.068118974740178</text:p>
          </table:table-cell>
          <table:table-cell table:style-name="ce112" table:formula="of:=([.M4]-[.M13])/[.M4]" office:value-type="float" office:value="-0.0674556121998976" calcext:value-type="float">
            <text:p>-0.067455612199898</text:p>
          </table:table-cell>
          <table:table-cell table:style-name="ce112"/>
          <table:table-cell table:style-name="ce112" table:formula="of:=([.O4]-[.O13])/[.O4]" office:value-type="float" office:value="-0.0776201193598062" calcext:value-type="float">
            <text:p>-0.077620119359806</text:p>
          </table:table-cell>
          <table:table-cell table:style-name="ce112" table:formula="of:=([.P4]-[.P13])/[.P4]" office:value-type="float" office:value="-0.00518510730402078" calcext:value-type="float">
            <text:p>-0.005185107304021</text:p>
          </table:table-cell>
          <table:table-cell table:style-name="ce112" table:formula="of:=([.Q4]-[.Q13])/[.Q4]" office:value-type="float" office:value="-0.0534015087890323" calcext:value-type="float">
            <text:p>-0.053401508789032</text:p>
          </table:table-cell>
          <table:table-cell table:style-name="ce112" table:formula="of:=([.R4]-[.R13])/[.R4]" office:value-type="float" office:value="-0.0969035734503081" calcext:value-type="float">
            <text:p>-0.096903573450308</text:p>
          </table:table-cell>
          <table:table-cell table:style-name="ce112" table:formula="of:=([.S4]-[.S13])/[.S4]" office:value-type="float" office:value="-0.0964633955886193" calcext:value-type="float">
            <text:p>-0.096463395588619</text:p>
          </table:table-cell>
          <table:table-cell table:style-name="ce112" table:formula="of:=([.T4]-[.T13])/[.T4]" office:value-type="float" office:value="0.0242054808041039" calcext:value-type="float">
            <text:p>0.024205480804104</text:p>
          </table:table-cell>
          <table:table-cell table:style-name="ce112" table:formula="of:=([.U4]-[.U13])/[.U4]" office:value-type="float" office:value="-0.0387470018591049" calcext:value-type="float">
            <text:p>-0.038747001859105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formula="of:=SUM([.D27:.U27])/15" office:value-type="float" office:value="-0.0574757970800923" calcext:value-type="float">
            <text:p>-0.057475797080092</text:p>
          </table:table-cell>
          <table:table-cell table:style-name="ce13" table:formula="of:=[.B27]*(-1)" office:value-type="percentage" office:value="0.0574757970800923" calcext:value-type="percentage">
            <text:p>5.75%</text:p>
          </table:table-cell>
          <table:table-cell table:style-name="ce112"/>
          <table:table-cell table:style-name="ce112" table:formula="of:=([.E4]-[.E14])/[.E4]" office:value-type="float" office:value="-0.114174094875575" calcext:value-type="float">
            <text:p>-0.114174094875575</text:p>
          </table:table-cell>
          <table:table-cell table:style-name="ce112" table:formula="of:=([.F4]-[.F14])/[.F4]" office:value-type="float" office:value="-0.0989984297973053" calcext:value-type="float">
            <text:p>-0.098998429797305</text:p>
          </table:table-cell>
          <table:table-cell table:style-name="ce112" table:formula="of:=([.G4]-[.G14])/[.G4]" office:value-type="float" office:value="-0.0181479154617469" calcext:value-type="float">
            <text:p>-0.018147915461747</text:p>
          </table:table-cell>
          <table:table-cell table:style-name="ce112"/>
          <table:table-cell table:style-name="ce112" table:formula="of:=([.I4]-[.I14])/[.I4]" office:value-type="float" office:value="-0.0474001979002591" calcext:value-type="float">
            <text:p>-0.047400197900259</text:p>
          </table:table-cell>
          <table:table-cell table:style-name="ce112" table:formula="of:=([.J4]-[.J14])/[.J4]" office:value-type="float" office:value="-0.123274477798691" calcext:value-type="float">
            <text:p>-0.123274477798691</text:p>
          </table:table-cell>
          <table:table-cell table:style-name="ce112" table:formula="of:=([.K4]-[.K14])/[.K4]" office:value-type="float" office:value="-0.0556784826675186" calcext:value-type="float">
            <text:p>-0.055678482667519</text:p>
          </table:table-cell>
          <table:table-cell table:style-name="ce112" table:formula="of:=([.L4]-[.L14])/[.L4]" office:value-type="float" office:value="-0.0639644342008564" calcext:value-type="float">
            <text:p>-0.063964434200857</text:p>
          </table:table-cell>
          <table:table-cell table:style-name="ce112" table:formula="of:=([.M4]-[.M14])/[.M4]" office:value-type="float" office:value="-0.0514654341659278" calcext:value-type="float">
            <text:p>-0.051465434165928</text:p>
          </table:table-cell>
          <table:table-cell table:style-name="ce112"/>
          <table:table-cell table:style-name="ce112" table:formula="of:=([.O4]-[.O14])/[.O4]" office:value-type="float" office:value="-0.0648562503257982" calcext:value-type="float">
            <text:p>-0.064856250325798</text:p>
          </table:table-cell>
          <table:table-cell table:style-name="ce112" table:formula="of:=([.P4]-[.P14])/[.P4]" office:value-type="float" office:value="0.0171457137105402" calcext:value-type="float">
            <text:p>0.01714571371054</text:p>
          </table:table-cell>
          <table:table-cell table:style-name="ce112" table:formula="of:=([.Q4]-[.Q14])/[.Q4]" office:value-type="float" office:value="-0.0457358257449192" calcext:value-type="float">
            <text:p>-0.045735825744919</text:p>
          </table:table-cell>
          <table:table-cell table:style-name="ce112" table:formula="of:=([.R4]-[.R14])/[.R4]" office:value-type="float" office:value="-0.0954050726656892" calcext:value-type="float">
            <text:p>-0.095405072665689</text:p>
          </table:table-cell>
          <table:table-cell table:style-name="ce112" table:formula="of:=([.S4]-[.S14])/[.S4]" office:value-type="float" office:value="-0.0907357224973568" calcext:value-type="float">
            <text:p>-0.090735722497357</text:p>
          </table:table-cell>
          <table:table-cell table:style-name="ce112" table:formula="of:=([.T4]-[.T14])/[.T4]" office:value-type="float" office:value="0.0275859012357207" calcext:value-type="float">
            <text:p>0.027585901235721</text:p>
          </table:table-cell>
          <table:table-cell table:style-name="ce112" table:formula="of:=([.U4]-[.U14])/[.U4]" office:value-type="float" office:value="-0.0370322330460027" calcext:value-type="float">
            <text:p>-0.037032233046003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formula="of:=SUM([.D28:.U28])/15" office:value-type="float" office:value="-0.054638052168763" calcext:value-type="float">
            <text:p>-0.054638052168763</text:p>
          </table:table-cell>
          <table:table-cell table:style-name="ce13" table:formula="of:=[.B28]*(-1)" office:value-type="percentage" office:value="0.054638052168763" calcext:value-type="percentage">
            <text:p>5.46%</text:p>
          </table:table-cell>
          <table:table-cell table:style-name="ce112"/>
          <table:table-cell table:style-name="ce112" table:formula="of:=([.E4]-[.E15])/[.E4]" office:value-type="float" office:value="-0.0798384505536616" calcext:value-type="float">
            <text:p>-0.079838450553662</text:p>
          </table:table-cell>
          <table:table-cell table:style-name="ce112" table:formula="of:=([.F4]-[.F15])/[.F4]" office:value-type="float" office:value="-0.111474919812572" calcext:value-type="float">
            <text:p>-0.111474919812572</text:p>
          </table:table-cell>
          <table:table-cell table:style-name="ce112" table:formula="of:=([.G4]-[.G15])/[.G4]" office:value-type="float" office:value="-0.0504199849914589" calcext:value-type="float">
            <text:p>-0.050419984991459</text:p>
          </table:table-cell>
          <table:table-cell table:style-name="ce112"/>
          <table:table-cell table:style-name="ce112" table:formula="of:=([.I4]-[.I15])/[.I4]" office:value-type="float" office:value="-0.0416955573522326" calcext:value-type="float">
            <text:p>-0.041695557352233</text:p>
          </table:table-cell>
          <table:table-cell table:style-name="ce112" table:formula="of:=([.J4]-[.J15])/[.J4]" office:value-type="float" office:value="-0.10725623547754" calcext:value-type="float">
            <text:p>-0.10725623547754</text:p>
          </table:table-cell>
          <table:table-cell table:style-name="ce112" table:formula="of:=([.K4]-[.K15])/[.K4]" office:value-type="float" office:value="-0.0352265619131872" calcext:value-type="float">
            <text:p>-0.035226561913187</text:p>
          </table:table-cell>
          <table:table-cell table:style-name="ce112" table:formula="of:=([.L4]-[.L15])/[.L4]" office:value-type="float" office:value="-0.0713567713722111" calcext:value-type="float">
            <text:p>-0.071356771372211</text:p>
          </table:table-cell>
          <table:table-cell table:style-name="ce112" table:formula="of:=([.M4]-[.M15])/[.M4]" office:value-type="float" office:value="-0.0470911851959206" calcext:value-type="float">
            <text:p>-0.047091185195921</text:p>
          </table:table-cell>
          <table:table-cell table:style-name="ce112"/>
          <table:table-cell table:style-name="ce112" table:formula="of:=([.O4]-[.O15])/[.O4]" office:value-type="float" office:value="-0.0737948681366799" calcext:value-type="float">
            <text:p>-0.07379486813668</text:p>
          </table:table-cell>
          <table:table-cell table:style-name="ce112" table:formula="of:=([.P4]-[.P15])/[.P4]" office:value-type="float" office:value="-0.00985358221186844" calcext:value-type="float">
            <text:p>-0.009853582211868</text:p>
          </table:table-cell>
          <table:table-cell table:style-name="ce112" table:formula="of:=([.Q4]-[.Q15])/[.Q4]" office:value-type="float" office:value="-0.0508036224387338" calcext:value-type="float">
            <text:p>-0.050803622438734</text:p>
          </table:table-cell>
          <table:table-cell table:style-name="ce112" table:formula="of:=([.R4]-[.R15])/[.R4]" office:value-type="float" office:value="-0.0657973830732062" calcext:value-type="float">
            <text:p>-0.065797383073206</text:p>
          </table:table-cell>
          <table:table-cell table:style-name="ce112" table:formula="of:=([.S4]-[.S15])/[.S4]" office:value-type="float" office:value="-0.0700470121559182" calcext:value-type="float">
            <text:p>-0.070047012155918</text:p>
          </table:table-cell>
          <table:table-cell table:style-name="ce112" table:formula="of:=([.T4]-[.T15])/[.T4]" office:value-type="float" office:value="0.0199805428962052" calcext:value-type="float">
            <text:p>0.019980542896205</text:p>
          </table:table-cell>
          <table:table-cell table:style-name="ce112" table:formula="of:=([.U4]-[.U15])/[.U4]" office:value-type="float" office:value="-0.0248951907424604" calcext:value-type="float">
            <text:p>-0.024895190742461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formula="of:=SUM([.D29:.U29])/15" office:value-type="float" office:value="-0.0714250987628618" calcext:value-type="float">
            <text:p>-0.071425098762862</text:p>
          </table:table-cell>
          <table:table-cell table:style-name="ce13" table:formula="of:=[.B29]*(-1)" office:value-type="percentage" office:value="0.0714250987628618" calcext:value-type="percentage">
            <text:p>7.14%</text:p>
          </table:table-cell>
          <table:table-cell table:style-name="ce112"/>
          <table:table-cell table:style-name="ce112" table:formula="of:=([.E4]-[.E16])/[.E4]" office:value-type="float" office:value="-0.0828633089603603" calcext:value-type="float">
            <text:p>-0.08286330896036</text:p>
          </table:table-cell>
          <table:table-cell table:style-name="ce112" table:formula="of:=([.F4]-[.F16])/[.F4]" office:value-type="float" office:value="-0.115591347125486" calcext:value-type="float">
            <text:p>-0.115591347125486</text:p>
          </table:table-cell>
          <table:table-cell table:style-name="ce112" table:formula="of:=([.G4]-[.G16])/[.G4]" office:value-type="float" office:value="-0.037655470274103" calcext:value-type="float">
            <text:p>-0.037655470274103</text:p>
          </table:table-cell>
          <table:table-cell table:style-name="ce112"/>
          <table:table-cell table:style-name="ce112" table:formula="of:=([.I4]-[.I16])/[.I4]" office:value-type="float" office:value="-0.0733665956683895" calcext:value-type="float">
            <text:p>-0.07336659566839</text:p>
          </table:table-cell>
          <table:table-cell table:style-name="ce112" table:formula="of:=([.J4]-[.J16])/[.J4]" office:value-type="float" office:value="-0.132062717478237" calcext:value-type="float">
            <text:p>-0.132062717478237</text:p>
          </table:table-cell>
          <table:table-cell table:style-name="ce112" table:formula="of:=([.K4]-[.K16])/[.K4]" office:value-type="float" office:value="-0.048848787883466" calcext:value-type="float">
            <text:p>-0.048848787883466</text:p>
          </table:table-cell>
          <table:table-cell table:style-name="ce112" table:formula="of:=([.L4]-[.L16])/[.L4]" office:value-type="float" office:value="-0.091052631483128" calcext:value-type="float">
            <text:p>-0.091052631483128</text:p>
          </table:table-cell>
          <table:table-cell table:style-name="ce112" table:formula="of:=([.M4]-[.M16])/[.M4]" office:value-type="float" office:value="-0.0802913298220055" calcext:value-type="float">
            <text:p>-0.080291329822006</text:p>
          </table:table-cell>
          <table:table-cell table:style-name="ce112"/>
          <table:table-cell table:style-name="ce112" table:formula="of:=([.O4]-[.O16])/[.O4]" office:value-type="float" office:value="-0.0671170544583628" calcext:value-type="float">
            <text:p>-0.067117054458363</text:p>
          </table:table-cell>
          <table:table-cell table:style-name="ce112" table:formula="of:=([.P4]-[.P16])/[.P4]" office:value-type="float" office:value="-0.0142795988730975" calcext:value-type="float">
            <text:p>-0.014279598873098</text:p>
          </table:table-cell>
          <table:table-cell table:style-name="ce112" table:formula="of:=([.Q4]-[.Q16])/[.Q4]" office:value-type="float" office:value="-0.0696909452831276" calcext:value-type="float">
            <text:p>-0.069690945283128</text:p>
          </table:table-cell>
          <table:table-cell table:style-name="ce112" table:formula="of:=([.R4]-[.R16])/[.R4]" office:value-type="float" office:value="-0.102672070584678" calcext:value-type="float">
            <text:p>-0.102672070584678</text:p>
          </table:table-cell>
          <table:table-cell table:style-name="ce112" table:formula="of:=([.S4]-[.S16])/[.S4]" office:value-type="float" office:value="-0.107059465995102" calcext:value-type="float">
            <text:p>-0.107059465995102</text:p>
          </table:table-cell>
          <table:table-cell table:style-name="ce112" table:formula="of:=([.T4]-[.T16])/[.T4]" office:value-type="float" office:value="0.00591571912355091" calcext:value-type="float">
            <text:p>0.005915719123551</text:p>
          </table:table-cell>
          <table:table-cell table:style-name="ce112" table:formula="of:=([.U4]-[.U16])/[.U4]" office:value-type="float" office:value="-0.0547408766769341" calcext:value-type="float">
            <text:p>-0.054740876676934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formula="of:=SUM([.D30:.U30])/15" office:value-type="float" office:value="-0.0617504620131042" calcext:value-type="float">
            <text:p>-0.061750462013104</text:p>
          </table:table-cell>
          <table:table-cell table:style-name="ce13" table:formula="of:=[.B30]*(-1)" office:value-type="percentage" office:value="0.0617504620131042" calcext:value-type="percentage">
            <text:p>6.18%</text:p>
          </table:table-cell>
          <table:table-cell table:style-name="ce112"/>
          <table:table-cell table:style-name="ce112" table:formula="of:=([.E4]-[.E17])/[.E4]" office:value-type="float" office:value="-0.0763179958610201" calcext:value-type="float">
            <text:p>-0.07631799586102</text:p>
          </table:table-cell>
          <table:table-cell table:style-name="ce112" table:formula="of:=([.F4]-[.F17])/[.F4]" office:value-type="float" office:value="-0.11137120723064" calcext:value-type="float">
            <text:p>-0.11137120723064</text:p>
          </table:table-cell>
          <table:table-cell table:style-name="ce112" table:formula="of:=([.G4]-[.G17])/[.G4]" office:value-type="float" office:value="-0.0295138118807139" calcext:value-type="float">
            <text:p>-0.029513811880714</text:p>
          </table:table-cell>
          <table:table-cell table:style-name="ce112"/>
          <table:table-cell table:style-name="ce112" table:formula="of:=([.I4]-[.I17])/[.I4]" office:value-type="float" office:value="-0.0472584742303733" calcext:value-type="float">
            <text:p>-0.047258474230373</text:p>
          </table:table-cell>
          <table:table-cell table:style-name="ce112" table:formula="of:=([.J4]-[.J17])/[.J4]" office:value-type="float" office:value="-0.104248283321707" calcext:value-type="float">
            <text:p>-0.104248283321707</text:p>
          </table:table-cell>
          <table:table-cell table:style-name="ce112" table:formula="of:=([.K4]-[.K17])/[.K4]" office:value-type="float" office:value="-0.0622677086990116" calcext:value-type="float">
            <text:p>-0.062267708699012</text:p>
          </table:table-cell>
          <table:table-cell table:style-name="ce112" table:formula="of:=([.L4]-[.L17])/[.L4]" office:value-type="float" office:value="-0.0895708177679123" calcext:value-type="float">
            <text:p>-0.089570817767912</text:p>
          </table:table-cell>
          <table:table-cell table:style-name="ce112" table:formula="of:=([.M4]-[.M17])/[.M4]" office:value-type="float" office:value="-0.0643931988000205" calcext:value-type="float">
            <text:p>-0.064393198800021</text:p>
          </table:table-cell>
          <table:table-cell table:style-name="ce112"/>
          <table:table-cell table:style-name="ce112" table:formula="of:=([.O4]-[.O17])/[.O4]" office:value-type="float" office:value="-0.0901857749880143" calcext:value-type="float">
            <text:p>-0.090185774988014</text:p>
          </table:table-cell>
          <table:table-cell table:style-name="ce112" table:formula="of:=([.P4]-[.P17])/[.P4]" office:value-type="float" office:value="0.00968116510334562" calcext:value-type="float">
            <text:p>0.009681165103346</text:p>
          </table:table-cell>
          <table:table-cell table:style-name="ce112" table:formula="of:=([.Q4]-[.Q17])/[.Q4]" office:value-type="float" office:value="-0.0548138717288858" calcext:value-type="float">
            <text:p>-0.054813871728886</text:p>
          </table:table-cell>
          <table:table-cell table:style-name="ce112" table:formula="of:=([.R4]-[.R17])/[.R4]" office:value-type="float" office:value="-0.0917247538515135" calcext:value-type="float">
            <text:p>-0.091724753851514</text:p>
          </table:table-cell>
          <table:table-cell table:style-name="ce112" table:formula="of:=([.S4]-[.S17])/[.S4]" office:value-type="float" office:value="-0.10239154751596" calcext:value-type="float">
            <text:p>-0.10239154751596</text:p>
          </table:table-cell>
          <table:table-cell table:style-name="ce112" table:formula="of:=([.T4]-[.T17])/[.T4]" office:value-type="float" office:value="0.0199956560838119" calcext:value-type="float">
            <text:p>0.019995656083812</text:p>
          </table:table-cell>
          <table:table-cell table:style-name="ce112" table:formula="of:=([.U4]-[.U17])/[.U4]" office:value-type="float" office:value="-0.0318763055079474" calcext:value-type="float">
            <text:p>-0.031876305507948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formula="of:=SUM([.D31:.U31])/15" office:value-type="float" office:value="-0.0616974562805986" calcext:value-type="float">
            <text:p>-0.061697456280599</text:p>
          </table:table-cell>
          <table:table-cell table:style-name="ce13" table:formula="of:=[.B31]*(-1)" office:value-type="percentage" office:value="0.0616974562805986" calcext:value-type="percentage">
            <text:p>6.17%</text:p>
          </table:table-cell>
          <table:table-cell table:style-name="ce112"/>
          <table:table-cell table:style-name="ce112" table:formula="of:=([.E4]-[.E18])/[.E4]" office:value-type="float" office:value="-0.0798928405292895" calcext:value-type="float">
            <text:p>-0.07989284052929</text:p>
          </table:table-cell>
          <table:table-cell table:style-name="ce112" table:formula="of:=([.F4]-[.F18])/[.F4]" office:value-type="float" office:value="-0.081387700454446" calcext:value-type="float">
            <text:p>-0.081387700454446</text:p>
          </table:table-cell>
          <table:table-cell table:style-name="ce112" table:formula="of:=([.G4]-[.G18])/[.G4]" office:value-type="float" office:value="-0.0479023427914104" calcext:value-type="float">
            <text:p>-0.04790234279141</text:p>
          </table:table-cell>
          <table:table-cell table:style-name="ce112"/>
          <table:table-cell table:style-name="ce112" table:formula="of:=([.I4]-[.I18])/[.I4]" office:value-type="float" office:value="-0.0493377728607341" calcext:value-type="float">
            <text:p>-0.049337772860734</text:p>
          </table:table-cell>
          <table:table-cell table:style-name="ce112" table:formula="of:=([.J4]-[.J18])/[.J4]" office:value-type="float" office:value="-0.101779386628" calcext:value-type="float">
            <text:p>-0.101779386628</text:p>
          </table:table-cell>
          <table:table-cell table:style-name="ce112" table:formula="of:=([.K4]-[.K18])/[.K4]" office:value-type="float" office:value="-0.0464182551975468" calcext:value-type="float">
            <text:p>-0.046418255197547</text:p>
          </table:table-cell>
          <table:table-cell table:style-name="ce112" table:formula="of:=([.L4]-[.L18])/[.L4]" office:value-type="float" office:value="-0.0759758462862286" calcext:value-type="float">
            <text:p>-0.075975846286229</text:p>
          </table:table-cell>
          <table:table-cell table:style-name="ce112" table:formula="of:=([.M4]-[.M18])/[.M4]" office:value-type="float" office:value="-0.0801377600056384" calcext:value-type="float">
            <text:p>-0.080137760005639</text:p>
          </table:table-cell>
          <table:table-cell table:style-name="ce112"/>
          <table:table-cell table:style-name="ce112" table:formula="of:=([.O4]-[.O18])/[.O4]" office:value-type="float" office:value="-0.0753094058914381" calcext:value-type="float">
            <text:p>-0.075309405891438</text:p>
          </table:table-cell>
          <table:table-cell table:style-name="ce112" table:formula="of:=([.P4]-[.P18])/[.P4]" office:value-type="float" office:value="-0.00590040151089854" calcext:value-type="float">
            <text:p>-0.005900401510899</text:p>
          </table:table-cell>
          <table:table-cell table:style-name="ce112" table:formula="of:=([.Q4]-[.Q18])/[.Q4]" office:value-type="float" office:value="-0.0596327470877652" calcext:value-type="float">
            <text:p>-0.059632747087765</text:p>
          </table:table-cell>
          <table:table-cell table:style-name="ce112" table:formula="of:=([.R4]-[.R18])/[.R4]" office:value-type="float" office:value="-0.106544522375891" calcext:value-type="float">
            <text:p>-0.106544522375891</text:p>
          </table:table-cell>
          <table:table-cell table:style-name="ce112" table:formula="of:=([.S4]-[.S18])/[.S4]" office:value-type="float" office:value="-0.0931193346667149" calcext:value-type="float">
            <text:p>-0.093119334666715</text:p>
          </table:table-cell>
          <table:table-cell table:style-name="ce112" table:formula="of:=([.T4]-[.T18])/[.T4]" office:value-type="float" office:value="0.0184376545524065" calcext:value-type="float">
            <text:p>0.018437654552407</text:p>
          </table:table-cell>
          <table:table-cell table:style-name="ce112" table:formula="of:=([.U4]-[.U18])/[.U4]" office:value-type="float" office:value="-0.0405611824753844" calcext:value-type="float">
            <text:p>-0.040561182475384</text:p>
          </table:table-cell>
          <table:table-cell table:style-name="ce54" table:number-columns-repeated="33"/>
          <table:table-cell table:number-columns-repeated="6"/>
        </table:table-row>
        <table:table-row table:style-name="ro6">
          <table:table-cell table:style-name="ce7" table:number-columns-spanned="2" table:number-rows-spanned="1"/>
          <table:covered-table-cell table:style-name="ce14" table:formula="of:=SUM([.D32:.U32])/22" office:value-type="float" office:value="0" calcext:value-type="float">
            <text:p>0</text:p>
          </table:covered-table-cell>
          <table:table-cell table:style-name="ce13" table:formula="of:=[.B32]*(-1)" office:value-type="percentage" office:value="-0" calcext:value-type="percentage">
            <text:p>0.00%</text:p>
          </table:table-cell>
          <table:table-cell table:style-name="ce18" office:value-type="string" calcext:value-type="string" table:number-columns-spanned="18" table:number-rows-spanned="1">
            <text:p>Relative difference of the fitness value in comparison with the optimal value if known</text:p>
          </table:table-cell>
          <table:covered-table-cell table:number-columns-repeated="2" table:style-name="ce20"/>
          <table:covered-table-cell table:style-name="ce26"/>
          <table:covered-table-cell table:number-columns-repeated="5" table:style-name="ce20"/>
          <table:covered-table-cell table:style-name="ce26"/>
          <table:covered-table-cell table:number-columns-repeated="2" table:style-name="ce20"/>
          <table:covered-table-cell table:style-name="ce26"/>
          <table:covered-table-cell table:number-columns-repeated="5" table:style-name="ce20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formula="of:=SUM([.D33:.U33])/3" office:value-type="float" office:value="-0.120904970154972" calcext:value-type="float">
            <text:p>-0.120904970154972</text:p>
          </table:table-cell>
          <table:table-cell table:style-name="ce13" table:formula="of:=[.B33]*(-1)" office:value-type="percentage" office:value="0.120904970154972" calcext:value-type="percentage">
            <text:p>12.09%</text:p>
          </table:table-cell>
          <table:table-cell table:style-name="ce112" table:formula="of:=([.D3]-[.D7])/[.D3]" office:value-type="float" office:value="-0.109446346700929" calcext:value-type="float">
            <text:p>-0.109446346700929</text:p>
          </table:table-cell>
          <table:table-cell table:style-name="ce112" table:number-columns-repeated="3"/>
          <table:table-cell table:style-name="ce112" table:formula="of:=([.H3]-[.H7])/[.H3]" office:value-type="float" office:value="-0.0986750979696268" calcext:value-type="float">
            <text:p>-0.098675097969627</text:p>
          </table:table-cell>
          <table:table-cell table:style-name="ce112" table:number-columns-repeated="5"/>
          <table:table-cell table:style-name="ce112" table:formula="of:=([.N3]-[.N7])/[.N3]" office:value-type="float" office:value="-0.15459346579436" calcext:value-type="float">
            <text:p>-0.15459346579436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formula="of:=SUM([.D34:.U34])/3" office:value-type="float" office:value="-0.125213040523571" calcext:value-type="float">
            <text:p>-0.125213040523571</text:p>
          </table:table-cell>
          <table:table-cell table:style-name="ce13" table:formula="of:=[.B34]*(-1)" office:value-type="percentage" office:value="0.125213040523571" calcext:value-type="percentage">
            <text:p>12.52%</text:p>
          </table:table-cell>
          <table:table-cell table:style-name="ce112" table:formula="of:=([.D3]-[.D8])/[.D3]" office:value-type="float" office:value="-0.110594605314752" calcext:value-type="float">
            <text:p>-0.110594605314752</text:p>
          </table:table-cell>
          <table:table-cell table:style-name="ce112" table:number-columns-repeated="3"/>
          <table:table-cell table:style-name="ce112" table:formula="of:=([.H3]-[.H8])/[.H3]" office:value-type="float" office:value="-0.1120511235521" calcext:value-type="float">
            <text:p>-0.1120511235521</text:p>
          </table:table-cell>
          <table:table-cell table:style-name="ce112" table:number-columns-repeated="5"/>
          <table:table-cell table:style-name="ce112" table:formula="of:=([.N3]-[.N8])/[.N3]" office:value-type="float" office:value="-0.152993392703863" calcext:value-type="float">
            <text:p>-0.152993392703863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formula="of:=SUM([.D35:.U35])/3" office:value-type="float" office:value="-0.119424704805009" calcext:value-type="float">
            <text:p>-0.119424704805009</text:p>
          </table:table-cell>
          <table:table-cell table:style-name="ce13" table:formula="of:=[.B35]*(-1)" office:value-type="percentage" office:value="0.119424704805009" calcext:value-type="percentage">
            <text:p>11.94%</text:p>
          </table:table-cell>
          <table:table-cell table:style-name="ce112" table:formula="of:=([.D3]-[.D9])/[.D3]" office:value-type="float" office:value="-0.109625654692559" calcext:value-type="float">
            <text:p>-0.109625654692559</text:p>
          </table:table-cell>
          <table:table-cell table:style-name="ce112" table:number-columns-repeated="3"/>
          <table:table-cell table:style-name="ce112" table:formula="of:=([.H3]-[.H9])/[.H3]" office:value-type="float" office:value="-0.105187220852136" calcext:value-type="float">
            <text:p>-0.105187220852136</text:p>
          </table:table-cell>
          <table:table-cell table:style-name="ce112" table:number-columns-repeated="5"/>
          <table:table-cell table:style-name="ce112" table:formula="of:=([.N3]-[.N9])/[.N3]" office:value-type="float" office:value="-0.143461238870333" calcext:value-type="float">
            <text:p>-0.143461238870333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formula="of:=SUM([.D36:.U36])/3" office:value-type="float" office:value="-0.139856807324297" calcext:value-type="float">
            <text:p>-0.139856807324297</text:p>
          </table:table-cell>
          <table:table-cell table:style-name="ce13" table:formula="of:=[.B36]*(-1)" office:value-type="percentage" office:value="0.139856807324297" calcext:value-type="percentage">
            <text:p>13.99%</text:p>
          </table:table-cell>
          <table:table-cell table:style-name="ce112" table:formula="of:=([.D3]-[.D10])/[.D3]" office:value-type="float" office:value="-0.141810527801209" calcext:value-type="float">
            <text:p>-0.141810527801209</text:p>
          </table:table-cell>
          <table:table-cell table:style-name="ce112" table:number-columns-repeated="3"/>
          <table:table-cell table:style-name="ce112" table:formula="of:=([.H3]-[.H10])/[.H3]" office:value-type="float" office:value="-0.114168197867707" calcext:value-type="float">
            <text:p>-0.114168197867707</text:p>
          </table:table-cell>
          <table:table-cell table:style-name="ce112" table:number-columns-repeated="5"/>
          <table:table-cell table:style-name="ce112" table:formula="of:=([.N3]-[.N10])/[.N3]" office:value-type="float" office:value="-0.163591696303976" calcext:value-type="float">
            <text:p>-0.163591696303976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formula="of:=SUM([.D37:.U37])/3" office:value-type="float" office:value="-0.137747946831656" calcext:value-type="float">
            <text:p>-0.137747946831656</text:p>
          </table:table-cell>
          <table:table-cell table:style-name="ce13" table:formula="of:=[.B37]*(-1)" office:value-type="percentage" office:value="0.137747946831656" calcext:value-type="percentage">
            <text:p>13.77%</text:p>
          </table:table-cell>
          <table:table-cell table:style-name="ce112" table:formula="of:=([.D3]-[.D11])/[.D3]" office:value-type="float" office:value="-0.136234645047531" calcext:value-type="float">
            <text:p>-0.136234645047531</text:p>
          </table:table-cell>
          <table:table-cell table:style-name="ce112" table:number-columns-repeated="3"/>
          <table:table-cell table:style-name="ce112" table:formula="of:=([.H3]-[.H11])/[.H3]" office:value-type="float" office:value="-0.115616525359887" calcext:value-type="float">
            <text:p>-0.115616525359887</text:p>
          </table:table-cell>
          <table:table-cell table:style-name="ce112" table:number-columns-repeated="5"/>
          <table:table-cell table:style-name="ce112" table:formula="of:=([.N3]-[.N11])/[.N3]" office:value-type="float" office:value="-0.161392670087551" calcext:value-type="float">
            <text:p>-0.16139267008755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formula="of:=SUM([.D38:.U38])/3" office:value-type="float" office:value="-0.123166280510088" calcext:value-type="float">
            <text:p>-0.123166280510088</text:p>
          </table:table-cell>
          <table:table-cell table:style-name="ce13" table:formula="of:=[.B38]*(-1)" office:value-type="percentage" office:value="0.123166280510088" calcext:value-type="percentage">
            <text:p>12.32%</text:p>
          </table:table-cell>
          <table:table-cell table:style-name="ce112" table:formula="of:=([.D3]-[.D12])/[.D3]" office:value-type="float" office:value="-0.0980221795574539" calcext:value-type="float">
            <text:p>-0.098022179557454</text:p>
          </table:table-cell>
          <table:table-cell table:style-name="ce112" table:number-columns-repeated="3"/>
          <table:table-cell table:style-name="ce112" table:formula="of:=([.H3]-[.H12])/[.H3]" office:value-type="float" office:value="-0.0963878192254618" calcext:value-type="float">
            <text:p>-0.096387819225462</text:p>
          </table:table-cell>
          <table:table-cell table:style-name="ce112" table:number-columns-repeated="5"/>
          <table:table-cell table:style-name="ce112" table:formula="of:=([.N3]-[.N12])/[.N3]" office:value-type="float" office:value="-0.175088842747349" calcext:value-type="float">
            <text:p>-0.175088842747349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formula="of:=SUM([.D39:.U39])/3" office:value-type="float" office:value="-0.123479310068411" calcext:value-type="float">
            <text:p>-0.123479310068411</text:p>
          </table:table-cell>
          <table:table-cell table:style-name="ce13" table:formula="of:=[.B39]*(-1)" office:value-type="percentage" office:value="0.123479310068411" calcext:value-type="percentage">
            <text:p>12.35%</text:p>
          </table:table-cell>
          <table:table-cell table:style-name="ce112" table:formula="of:=([.D3]-[.D13])/[.D3]" office:value-type="float" office:value="-0.107626580267194" calcext:value-type="float">
            <text:p>-0.107626580267194</text:p>
          </table:table-cell>
          <table:table-cell table:style-name="ce112" table:number-columns-repeated="3"/>
          <table:table-cell table:style-name="ce112" table:formula="of:=([.H3]-[.H13])/[.H3]" office:value-type="float" office:value="-0.0979561734843239" calcext:value-type="float">
            <text:p>-0.097956173484324</text:p>
          </table:table-cell>
          <table:table-cell table:style-name="ce112" table:number-columns-repeated="5"/>
          <table:table-cell table:style-name="ce112" table:formula="of:=([.N3]-[.N13])/[.N3]" office:value-type="float" office:value="-0.164855176453716" calcext:value-type="float">
            <text:p>-0.164855176453716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formula="of:=SUM([.D40:.U40])/3" office:value-type="float" office:value="-0.109663155481978" calcext:value-type="float">
            <text:p>-0.109663155481978</text:p>
          </table:table-cell>
          <table:table-cell table:style-name="ce13" table:formula="of:=[.B40]*(-1)" office:value-type="percentage" office:value="0.109663155481978" calcext:value-type="percentage">
            <text:p>10.97%</text:p>
          </table:table-cell>
          <table:table-cell table:style-name="ce112" table:formula="of:=([.D3]-[.D14])/[.D3]" office:value-type="float" office:value="-0.107344804795923" calcext:value-type="float">
            <text:p>-0.107344804795923</text:p>
          </table:table-cell>
          <table:table-cell table:style-name="ce112" table:number-columns-repeated="3"/>
          <table:table-cell table:style-name="ce112" table:formula="of:=([.H3]-[.H14])/[.H3]" office:value-type="float" office:value="-0.0691617073628656" calcext:value-type="float">
            <text:p>-0.069161707362866</text:p>
          </table:table-cell>
          <table:table-cell table:style-name="ce112" table:number-columns-repeated="5"/>
          <table:table-cell table:style-name="ce112" table:formula="of:=([.N3]-[.N14])/[.N3]" office:value-type="float" office:value="-0.152482954287145" calcext:value-type="float">
            <text:p>-0.152482954287145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formula="of:=SUM([.D41:.U41])/3" office:value-type="float" office:value="-0.114873592802599" calcext:value-type="float">
            <text:p>-0.114873592802599</text:p>
          </table:table-cell>
          <table:table-cell table:style-name="ce13" table:formula="of:=[.B41]*(-1)" office:value-type="percentage" office:value="0.114873592802599" calcext:value-type="percentage">
            <text:p>11.49%</text:p>
          </table:table-cell>
          <table:table-cell table:style-name="ce112" table:formula="of:=([.D3]-[.D15])/[.D3]" office:value-type="float" office:value="-0.0794593953556384" calcext:value-type="float">
            <text:p>-0.079459395355638</text:p>
          </table:table-cell>
          <table:table-cell table:style-name="ce112" table:number-columns-repeated="3"/>
          <table:table-cell table:style-name="ce112" table:formula="of:=([.H3]-[.H15])/[.H3]" office:value-type="float" office:value="-0.0936587707641513" calcext:value-type="float">
            <text:p>-0.093658770764151</text:p>
          </table:table-cell>
          <table:table-cell table:style-name="ce112" table:number-columns-repeated="5"/>
          <table:table-cell table:style-name="ce112" table:formula="of:=([.N3]-[.N15])/[.N3]" office:value-type="float" office:value="-0.171502612288006" calcext:value-type="float">
            <text:p>-0.171502612288006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formula="of:=SUM([.D42:.U42])/3" office:value-type="float" office:value="-0.119529556302311" calcext:value-type="float">
            <text:p>-0.119529556302311</text:p>
          </table:table-cell>
          <table:table-cell table:style-name="ce13" table:formula="of:=[.B42]*(-1)" office:value-type="percentage" office:value="0.119529556302311" calcext:value-type="percentage">
            <text:p>11.95%</text:p>
          </table:table-cell>
          <table:table-cell table:style-name="ce112" table:formula="of:=([.D3]-[.D16])/[.D3]" office:value-type="float" office:value="-0.0888342876503658" calcext:value-type="float">
            <text:p>-0.088834287650366</text:p>
          </table:table-cell>
          <table:table-cell table:style-name="ce112" table:number-columns-repeated="3"/>
          <table:table-cell table:style-name="ce112" table:formula="of:=([.H3]-[.H16])/[.H3]" office:value-type="float" office:value="-0.0911983507347563" calcext:value-type="float">
            <text:p>-0.091198350734756</text:p>
          </table:table-cell>
          <table:table-cell table:style-name="ce112" table:number-columns-repeated="5"/>
          <table:table-cell table:style-name="ce112" table:formula="of:=([.N3]-[.N16])/[.N3]" office:value-type="float" office:value="-0.178556030521812" calcext:value-type="float">
            <text:p>-0.178556030521812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formula="of:=SUM([.D43:.U43])/3" office:value-type="float" office:value="-0.128354737060735" calcext:value-type="float">
            <text:p>-0.128354737060735</text:p>
          </table:table-cell>
          <table:table-cell table:style-name="ce13" table:formula="of:=[.B43]*(-1)" office:value-type="percentage" office:value="0.128354737060735" calcext:value-type="percentage">
            <text:p>12.84%</text:p>
          </table:table-cell>
          <table:table-cell table:style-name="ce112" table:formula="of:=([.D3]-[.D17])/[.D3]" office:value-type="float" office:value="-0.114225410560269" calcext:value-type="float">
            <text:p>-0.114225410560269</text:p>
          </table:table-cell>
          <table:table-cell table:style-name="ce112" table:number-columns-repeated="3"/>
          <table:table-cell table:style-name="ce112" table:formula="of:=([.H3]-[.H17])/[.H3]" office:value-type="float" office:value="-0.112584985276266" calcext:value-type="float">
            <text:p>-0.112584985276266</text:p>
          </table:table-cell>
          <table:table-cell table:style-name="ce112" table:number-columns-repeated="5"/>
          <table:table-cell table:style-name="ce112" table:formula="of:=([.N3]-[.N17])/[.N3]" office:value-type="float" office:value="-0.158253815345672" calcext:value-type="float">
            <text:p>-0.158253815345672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formula="of:=SUM([.D44:.U44])/3" office:value-type="float" office:value="-0.123113927090746" calcext:value-type="float">
            <text:p>-0.123113927090746</text:p>
          </table:table-cell>
          <table:table-cell table:style-name="ce13" table:formula="of:=[.B44]*(-1)" office:value-type="percentage" office:value="0.123113927090746" calcext:value-type="percentage">
            <text:p>12.31%</text:p>
          </table:table-cell>
          <table:table-cell table:style-name="ce112" table:formula="of:=([.D3]-[.D18])/[.D3]" office:value-type="float" office:value="-0.11013231115532" calcext:value-type="float">
            <text:p>-0.11013231115532</text:p>
          </table:table-cell>
          <table:table-cell table:style-name="ce112" table:number-columns-repeated="3"/>
          <table:table-cell table:style-name="ce112" table:formula="of:=([.H3]-[.H18])/[.H3]" office:value-type="float" office:value="-0.0902313225253734" calcext:value-type="float">
            <text:p>-0.090231322525374</text:p>
          </table:table-cell>
          <table:table-cell table:style-name="ce112" table:number-columns-repeated="5"/>
          <table:table-cell table:style-name="ce112" table:formula="of:=([.N3]-[.N18])/[.N3]" office:value-type="float" office:value="-0.168978147591544" calcext:value-type="float">
            <text:p>-0.168978147591544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 table:number-rows-repeated="2">
          <table:table-cell table:style-name="ce6" table:number-columns-repeated="54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E(h)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2" table:formula="of:=[.C33]" office:value-type="percentage" office:value="0.120904970154972" calcext:value-type="percentage">
            <text:p>12.09%</text:p>
          </table:table-cell>
          <table:table-cell table:style-name="ce12" table:formula="of:=[.C20]" office:value-type="percentage" office:value="0.07895183798921" calcext:value-type="percentage">
            <text:p>7.90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2" table:formula="of:=[.C34]" office:value-type="percentage" office:value="0.125213040523571" calcext:value-type="percentage">
            <text:p>12.52%</text:p>
          </table:table-cell>
          <table:table-cell table:style-name="ce12" table:formula="of:=[.C21]" office:value-type="percentage" office:value="0.0801339970810986" calcext:value-type="percentage">
            <text:p>8.01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2" table:formula="of:=[.C35]" office:value-type="percentage" office:value="0.119424704805009" calcext:value-type="percentage">
            <text:p>11.94%</text:p>
          </table:table-cell>
          <table:table-cell table:style-name="ce12" table:formula="of:=[.C22]" office:value-type="percentage" office:value="0.0704342737138309" calcext:value-type="percentage">
            <text:p>7.04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2" table:formula="of:=[.C36]" office:value-type="percentage" office:value="0.139856807324297" calcext:value-type="percentage">
            <text:p>13.99%</text:p>
          </table:table-cell>
          <table:table-cell table:style-name="ce12" table:formula="of:=[.C23]" office:value-type="percentage" office:value="0.08140155468557" calcext:value-type="percentage">
            <text:p>8.14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2" table:formula="of:=[.C37]" office:value-type="percentage" office:value="0.137747946831656" calcext:value-type="percentage">
            <text:p>13.77%</text:p>
          </table:table-cell>
          <table:table-cell table:style-name="ce12" table:formula="of:=[.C24]" office:value-type="percentage" office:value="0.0779362577408564" calcext:value-type="percentage">
            <text:p>7.79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2" table:formula="of:=[.C38]" office:value-type="percentage" office:value="0.123166280510088" calcext:value-type="percentage">
            <text:p>12.32%</text:p>
          </table:table-cell>
          <table:table-cell table:style-name="ce12" table:formula="of:=[.C25]" office:value-type="percentage" office:value="0.0684929071248443" calcext:value-type="percentage">
            <text:p>6.85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2" table:formula="of:=[.C39]" office:value-type="percentage" office:value="0.123479310068411" calcext:value-type="percentage">
            <text:p>12.35%</text:p>
          </table:table-cell>
          <table:table-cell table:style-name="ce12" table:formula="of:=[.C26]" office:value-type="percentage" office:value="0.060214704052009" calcext:value-type="percentage">
            <text:p>6.02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2" table:formula="of:=[.C40]" office:value-type="percentage" office:value="0.109663155481978" calcext:value-type="percentage">
            <text:p>10.97%</text:p>
          </table:table-cell>
          <table:table-cell table:style-name="ce12" table:formula="of:=[.C27]" office:value-type="percentage" office:value="0.0574757970800923" calcext:value-type="percentage">
            <text:p>5.75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41]" office:value-type="percentage" office:value="0.114873592802599" calcext:value-type="percentage">
            <text:p>11.49%</text:p>
          </table:table-cell>
          <table:table-cell table:style-name="ce12" table:formula="of:=[.C28]" office:value-type="percentage" office:value="0.054638052168763" calcext:value-type="percentage">
            <text:p>5.46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2" table:formula="of:=[.C42]" office:value-type="percentage" office:value="0.119529556302311" calcext:value-type="percentage">
            <text:p>11.95%</text:p>
          </table:table-cell>
          <table:table-cell table:style-name="ce12" table:formula="of:=[.C29]" office:value-type="percentage" office:value="0.0714250987628618" calcext:value-type="percentage">
            <text:p>7.14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2" table:formula="of:=[.C43]" office:value-type="percentage" office:value="0.128354737060735" calcext:value-type="percentage">
            <text:p>12.84%</text:p>
          </table:table-cell>
          <table:table-cell table:style-name="ce12" table:formula="of:=[.C30]" office:value-type="percentage" office:value="0.0617504620131042" calcext:value-type="percentage">
            <text:p>6.18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44]" office:value-type="percentage" office:value="0.123113927090746" calcext:value-type="percentage">
            <text:p>12.31%</text:p>
          </table:table-cell>
          <table:table-cell table:style-name="ce12" table:formula="of:=[.C31]" office:value-type="percentage" office:value="0.0616974562805986" calcext:value-type="percentage">
            <text:p>6.17%</text:p>
          </table:table-cell>
          <table:table-cell table:style-name="ce6" table:number-columns-repeated="51"/>
          <table:table-cell table:number-columns-repeated="6"/>
        </table:table-row>
        <table:table-row table:style-name="ro5" table:number-rows-repeated="11">
          <table:table-cell table:style-name="ce6" table:number-columns-repeated="54"/>
          <table:table-cell table:number-columns-repeated="6"/>
        </table:table-row>
        <table:table-row table:style-name="ro5" table:number-rows-repeated="1048505">
          <table:table-cell table:number-columns-repeated="60"/>
        </table:table-row>
        <table:table-row table:style-name="ro5">
          <table:table-cell table:number-columns-repeated="60"/>
        </table:table-row>
      </table:table>
      <table:table table:name="Sheet2" table:style-name="ta1">
        <table:table-column table:style-name="co18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4"/>
        </table:table-row>
        <table:table-row table:style-name="ro5">
          <table:table-cell table:number-columns-repeated="4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7:32:19.472660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13T17:35:12.672676247</dc:date>
    <meta:editing-duration>P2DT11H31M55S</meta:editing-duration>
    <meta:editing-cycles>91</meta:editing-cycles>
    <meta:generator>LibreOffice/6.4.2.2$MacOSX_X86_64 LibreOffice_project/4e471d8c02c9c90f512f7f9ead8875b57fcb1ec3</meta:generator>
    <meta:document-statistic meta:table-count="2" meta:cell-count="604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bb6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B59" chart:data-source-has-labels="column" svg:x="2.077cm" svg:y="0.345cm" svg:width="18.635cm" svg:height="14.98cm">
          <chartooo:coordinate-region svg:x="4.048cm" svg:y="0.646cm" svg:width="16.664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2cm" chart:style-name="ch6">
              <text:p>E(opt)</text:p>
            </chart:title>
            <chart:grid chart:style-name="ch7" chart:class="major"/>
          </chart:axis>
          <chart:series chart:style-name="ch8" chart:values-cell-range-address="RESULTS.B48:RESULTS.B59" chart:class="chart:bar">
            <chart:data-point chart:style-name="ch9" chart:repeated="6"/>
            <chart:data-point chart:style-name="ch10"/>
            <chart:data-point chart:style-name="ch11"/>
            <chart:data-point chart:style-name="ch10"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120904970154972">
                <text:p>0.120904970154972</text:p>
                <draw:g>
                  <svg:desc>RESULTS.B48:RESULTS.B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125213040523571">
                <text:p>0.125213040523571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119424704805009">
                <text:p>0.119424704805009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139856807324297">
                <text:p>0.139856807324297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137747946831656">
                <text:p>0.137747946831656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123166280510088">
                <text:p>0.123166280510088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123479310068411">
                <text:p>0.123479310068411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109663155481978">
                <text:p>0.109663155481978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114873592802599">
                <text:p>0.114873592802599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119529556302311">
                <text:p>0.119529556302311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128354737060735">
                <text:p>0.128354737060735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123113927090746">
                <text:p>0.123113927090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ffe994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A59 RESULTS.C48:RESULTS.C59" chart:data-source-has-labels="column" svg:x="2.077cm" svg:y="0.345cm" svg:width="18.635cm" svg:height="14.98cm">
          <chartooo:coordinate-region svg:x="3.777cm" svg:y="0.646cm" svg:width="16.935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8cm" chart:style-name="ch6">
              <text:p>E(h)</text:p>
            </chart:title>
            <chart:grid chart:style-name="ch7" chart:class="major"/>
          </chart:axis>
          <chart:series chart:style-name="ch8" chart:values-cell-range-address="RESULTS.C48:RESULTS.C59" chart:class="chart:bar">
            <chart:data-point chart:repeated="3"/>
            <chart:data-point chart:style-name="ch9"/>
            <chart:data-point chart:repeated="2"/>
            <chart:data-point chart:style-name="ch10" chart:repeated="2"/>
            <chart:data-point chart:style-name="ch11"/>
            <chart:data-point chart:style-name="ch10"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7895183798921">
                <text:p>0.07895183798921</text:p>
                <draw:g>
                  <svg:desc>RESULTS.C48:RESULTS.C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801339970810986">
                <text:p>0.0801339970810986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704342737138309">
                <text:p>0.0704342737138309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8140155468557">
                <text:p>0.08140155468557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779362577408564">
                <text:p>0.0779362577408564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684929071248443">
                <text:p>0.0684929071248443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60214704052009">
                <text:p>0.060214704052009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574757970800923">
                <text:p>0.0574757970800923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54638052168763">
                <text:p>0.054638052168763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714250987628618">
                <text:p>0.0714250987628618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617504620131042">
                <text:p>0.0617504620131042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616974562805986">
                <text:p>0.06169745628059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